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(R3)" table:style-name="ta1">
        <table:table-column table:style-name="co1" table:default-cell-style-name="ce2"/>
        <table:table-column table:style-name="co1" table:number-columns-repeated="43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(K)</text:p>
          </table:table-cell>
          <table:table-cell table:number-columns-repeated="43" table:style-name="ce1" office:value-type="string" calcext:value-type="string">
            <text:p>N_X</text:p>
          </table:table-cell>
        </table:table-row>
        <table:table-row table:style-name="ro1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09328942E-018" calcext:value-type="float">
            <text:p>5.09E-18</text:p>
          </table:table-cell>
          <table:table-cell office:value-type="float" office:value="4.88278488E-018" calcext:value-type="float">
            <text:p>4.88E-18</text:p>
          </table:table-cell>
          <table:table-cell office:value-type="float" office:value="4.85042538E-018" calcext:value-type="float">
            <text:p>4.85E-18</text:p>
          </table:table-cell>
          <table:table-cell office:value-type="float" office:value="4.49739522E-018" calcext:value-type="float">
            <text:p>4.50E-18</text:p>
          </table:table-cell>
          <table:table-cell office:value-type="float" office:value="4.78388466E-018" calcext:value-type="float">
            <text:p>4.78E-18</text:p>
          </table:table-cell>
          <table:table-cell office:value-type="float" office:value="4.82391456E-018" calcext:value-type="float">
            <text:p>4.82E-18</text:p>
          </table:table-cell>
          <table:table-cell office:value-type="float" office:value="4.84045386E-018" calcext:value-type="float">
            <text:p>4.84E-18</text:p>
          </table:table-cell>
          <table:table-cell office:value-type="float" office:value="4.89630396E-018" calcext:value-type="float">
            <text:p>4.90E-18</text:p>
          </table:table-cell>
          <table:table-cell office:value-type="float" office:value="5.0440071E-018" calcext:value-type="float">
            <text:p>5.04E-18</text:p>
          </table:table-cell>
          <table:table-cell office:value-type="float" office:value="5.20403082E-018" calcext:value-type="float">
            <text:p>5.20E-18</text:p>
          </table:table-cell>
          <table:table-cell office:value-type="float" office:value="5.22191244E-018" calcext:value-type="float">
            <text:p>5.22E-18</text:p>
          </table:table-cell>
          <table:table-cell office:value-type="float" office:value="5.32412052E-018" calcext:value-type="float">
            <text:p>5.32E-18</text:p>
          </table:table-cell>
          <table:table-cell office:value-type="float" office:value="5.35087104E-018" calcext:value-type="float">
            <text:p>5.35E-18</text:p>
          </table:table-cell>
          <table:table-cell office:value-type="float" office:value="5.39209944E-018" calcext:value-type="float">
            <text:p>5.39E-18</text:p>
          </table:table-cell>
          <table:table-cell office:value-type="float" office:value="5.41635708E-018" calcext:value-type="float">
            <text:p>5.42E-18</text:p>
          </table:table-cell>
          <table:table-cell office:value-type="float" office:value="5.44416228E-018" calcext:value-type="float">
            <text:p>5.44E-18</text:p>
          </table:table-cell>
          <table:table-cell office:value-type="float" office:value="5.45355852E-018" calcext:value-type="float">
            <text:p>5.45E-18</text:p>
          </table:table-cell>
          <table:table-cell office:value-type="float" office:value="5.45835252E-018" calcext:value-type="float">
            <text:p>5.46E-18</text:p>
          </table:table-cell>
          <table:table-cell office:value-type="float" office:value="5.45935926E-018" calcext:value-type="float">
            <text:p>5.46E-18</text:p>
          </table:table-cell>
          <table:table-cell office:value-type="float" office:value="5.45945514E-018" calcext:value-type="float">
            <text:p>5.46E-18</text:p>
          </table:table-cell>
          <table:table-cell table:number-columns-repeated="23" office:value-type="float" office:value="5.45974278E-018" calcext:value-type="float">
            <text:p>5.46E-18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3.0980505E-016" calcext:value-type="float">
            <text:p>3.10E-16</text:p>
          </table:table-cell>
          <table:table-cell office:value-type="float" office:value="3.06593772E-016" calcext:value-type="float">
            <text:p>3.07E-16</text:p>
          </table:table-cell>
          <table:table-cell office:value-type="float" office:value="3.01439364E-016" calcext:value-type="float">
            <text:p>3.01E-16</text:p>
          </table:table-cell>
          <table:table-cell office:value-type="float" office:value="2.6841492E-016" calcext:value-type="float">
            <text:p>2.68E-16</text:p>
          </table:table-cell>
          <table:table-cell office:value-type="float" office:value="2.9440611E-016" calcext:value-type="float">
            <text:p>2.94E-16</text:p>
          </table:table-cell>
          <table:table-cell office:value-type="float" office:value="2.9357334E-016" calcext:value-type="float">
            <text:p>2.94E-16</text:p>
          </table:table-cell>
          <table:table-cell office:value-type="float" office:value="2.95037262E-016" calcext:value-type="float">
            <text:p>2.95E-16</text:p>
          </table:table-cell>
          <table:table-cell office:value-type="float" office:value="2.98666386E-016" calcext:value-type="float">
            <text:p>2.99E-16</text:p>
          </table:table-cell>
          <table:table-cell office:value-type="float" office:value="3.12320892E-016" calcext:value-type="float">
            <text:p>3.12E-16</text:p>
          </table:table-cell>
          <table:table-cell office:value-type="float" office:value="3.25507878E-016" calcext:value-type="float">
            <text:p>3.26E-16</text:p>
          </table:table-cell>
          <table:table-cell office:value-type="float" office:value="3.2735166E-016" calcext:value-type="float">
            <text:p>3.27E-16</text:p>
          </table:table-cell>
          <table:table-cell office:value-type="float" office:value="3.37815342E-016" calcext:value-type="float">
            <text:p>3.38E-16</text:p>
          </table:table-cell>
          <table:table-cell office:value-type="float" office:value="3.41865234E-016" calcext:value-type="float">
            <text:p>3.42E-16</text:p>
          </table:table-cell>
          <table:table-cell office:value-type="float" office:value="3.4882836E-016" calcext:value-type="float">
            <text:p>3.49E-16</text:p>
          </table:table-cell>
          <table:table-cell office:value-type="float" office:value="3.53199672E-016" calcext:value-type="float">
            <text:p>3.53E-16</text:p>
          </table:table-cell>
          <table:table-cell office:value-type="float" office:value="3.58503102E-016" calcext:value-type="float">
            <text:p>3.59E-16</text:p>
          </table:table-cell>
          <table:table-cell office:value-type="float" office:value="3.60343962E-016" calcext:value-type="float">
            <text:p>3.60E-16</text:p>
          </table:table-cell>
          <table:table-cell office:value-type="float" office:value="3.61559514E-016" calcext:value-type="float">
            <text:p>3.62E-16</text:p>
          </table:table-cell>
          <table:table-cell office:value-type="float" office:value="3.61945218E-016" calcext:value-type="float">
            <text:p>3.62E-16</text:p>
          </table:table-cell>
          <table:table-cell office:value-type="float" office:value="3.62024112E-016" calcext:value-type="float">
            <text:p>3.62E-16</text:p>
          </table:table-cell>
          <table:table-cell office:value-type="float" office:value="3.62187744E-016" calcext:value-type="float">
            <text:p>3.62E-16</text:p>
          </table:table-cell>
          <table:table-cell table:number-columns-repeated="22" office:value-type="float" office:value="3.62208198E-016" calcext:value-type="float">
            <text:p>3.62E-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28631E-016" calcext:value-type="float">
            <text:p>3.29E-16</text:p>
          </table:table-cell>
          <table:table-cell office:value-type="float" office:value="3.253977E-016" calcext:value-type="float">
            <text:p>3.25E-16</text:p>
          </table:table-cell>
          <table:table-cell office:value-type="float" office:value="3.198425E-016" calcext:value-type="float">
            <text:p>3.20E-16</text:p>
          </table:table-cell>
          <table:table-cell office:value-type="float" office:value="2.846637E-016" calcext:value-type="float">
            <text:p>2.85E-16</text:p>
          </table:table-cell>
          <table:table-cell office:value-type="float" office:value="3.123529E-016" calcext:value-type="float">
            <text:p>3.12E-16</text:p>
          </table:table-cell>
          <table:table-cell office:value-type="float" office:value="3.114043E-016" calcext:value-type="float">
            <text:p>3.11E-16</text:p>
          </table:table-cell>
          <table:table-cell office:value-type="float" office:value="3.129605E-016" calcext:value-type="float">
            <text:p>3.13E-16</text:p>
          </table:table-cell>
          <table:table-cell office:value-type="float" office:value="3.167952E-016" calcext:value-type="float">
            <text:p>3.17E-16</text:p>
          </table:table-cell>
          <table:table-cell office:value-type="float" office:value="3.313187E-016" calcext:value-type="float">
            <text:p>3.31E-16</text:p>
          </table:table-cell>
          <table:table-cell office:value-type="float" office:value="3.453245E-016" calcext:value-type="float">
            <text:p>3.45E-16</text:p>
          </table:table-cell>
          <table:table-cell office:value-type="float" office:value="3.473116E-016" calcext:value-type="float">
            <text:p>3.47E-16</text:p>
          </table:table-cell>
          <table:table-cell office:value-type="float" office:value="3.584592E-016" calcext:value-type="float">
            <text:p>3.58E-16</text:p>
          </table:table-cell>
          <table:table-cell office:value-type="float" office:value="3.627992E-016" calcext:value-type="float">
            <text:p>3.63E-16</text:p>
          </table:table-cell>
          <table:table-cell office:value-type="float" office:value="3.702826E-016" calcext:value-type="float">
            <text:p>3.70E-16</text:p>
          </table:table-cell>
          <table:table-cell office:value-type="float" office:value="3.74976E-016" calcext:value-type="float">
            <text:p>3.75E-16</text:p>
          </table:table-cell>
          <table:table-cell office:value-type="float" office:value="3.806676E-016" calcext:value-type="float">
            <text:p>3.81E-16</text:p>
          </table:table-cell>
          <table:table-cell office:value-type="float" office:value="3.826671E-016" calcext:value-type="float">
            <text:p>3.83E-16</text:p>
          </table:table-cell>
          <table:table-cell office:value-type="float" office:value="3.839784E-016" calcext:value-type="float">
            <text:p>3.84E-16</text:p>
          </table:table-cell>
          <table:table-cell office:value-type="float" office:value="3.843938E-016" calcext:value-type="float">
            <text:p>3.84E-16</text:p>
          </table:table-cell>
          <table:table-cell office:value-type="float" office:value="3.844775E-016" calcext:value-type="float">
            <text:p>3.84E-16</text:p>
          </table:table-cell>
          <table:table-cell office:value-type="float" office:value="3.84648E-016" calcext:value-type="float">
            <text:p>3.85E-16</text:p>
          </table:table-cell>
          <table:table-cell table:number-columns-repeated="22" office:value-type="float" office:value="3.846697E-016" calcext:value-type="float">
            <text:p>3.85E-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002377027" calcext:value-type="float">
            <text:p>2.38E-14</text:p>
          </table:table-cell>
          <table:table-cell office:value-type="float" office:value="0.00000000000002472499" calcext:value-type="float">
            <text:p>2.47E-14</text:p>
          </table:table-cell>
          <table:table-cell office:value-type="float" office:value="0.00000000000002386118" calcext:value-type="float">
            <text:p>2.39E-14</text:p>
          </table:table-cell>
          <table:table-cell office:value-type="float" office:value="0.0000000000000205761" calcext:value-type="float">
            <text:p>2.06E-14</text:p>
          </table:table-cell>
          <table:table-cell office:value-type="float" office:value="0.00000000000002314765" calcext:value-type="float">
            <text:p>2.31E-14</text:p>
          </table:table-cell>
          <table:table-cell office:value-type="float" office:value="0.00000000000002258374" calcext:value-type="float">
            <text:p>2.26E-14</text:p>
          </table:table-cell>
          <table:table-cell office:value-type="float" office:value="0.00000000000002268789" calcext:value-type="float">
            <text:p>2.27E-14</text:p>
          </table:table-cell>
          <table:table-cell office:value-type="float" office:value="0.00000000000002282218" calcext:value-type="float">
            <text:p>2.28E-14</text:p>
          </table:table-cell>
          <table:table-cell office:value-type="float" office:value="0.00000000000002390983" calcext:value-type="float">
            <text:p>2.39E-14</text:p>
          </table:table-cell>
          <table:table-cell office:value-type="float" office:value="0.00000000000002487756" calcext:value-type="float">
            <text:p>2.49E-14</text:p>
          </table:table-cell>
          <table:table-cell office:value-type="float" office:value="0.00000000000002502899" calcext:value-type="float">
            <text:p>2.50E-14</text:p>
          </table:table-cell>
          <table:table-cell office:value-type="float" office:value="0.00000000000002610658" calcext:value-type="float">
            <text:p>2.61E-14</text:p>
          </table:table-cell>
          <table:table-cell office:value-type="float" office:value="0.00000000000002670681" calcext:value-type="float">
            <text:p>2.67E-14</text:p>
          </table:table-cell>
          <table:table-cell office:value-type="float" office:value="0.00000000000002783442" calcext:value-type="float">
            <text:p>2.78E-14</text:p>
          </table:table-cell>
          <table:table-cell office:value-type="float" office:value="0.00000000000002852762" calcext:value-type="float">
            <text:p>2.85E-14</text:p>
          </table:table-cell>
          <table:table-cell office:value-type="float" office:value="0.00000000000002945149" calcext:value-type="float">
            <text:p>2.95E-14</text:p>
          </table:table-cell>
          <table:table-cell office:value-type="float" office:value="0.00000000000002979547" calcext:value-type="float">
            <text:p>2.98E-14</text:p>
          </table:table-cell>
          <table:table-cell office:value-type="float" office:value="0.00000000000003005584" calcext:value-type="float">
            <text:p>3.01E-14</text:p>
          </table:table-cell>
          <table:table-cell office:value-type="float" office:value="0.00000000000003017233" calcext:value-type="float">
            <text:p>3.02E-14</text:p>
          </table:table-cell>
          <table:table-cell office:value-type="float" office:value="0.00000000000003020841" calcext:value-type="float">
            <text:p>3.02E-14</text:p>
          </table:table-cell>
          <table:table-cell office:value-type="float" office:value="0.0000000000000302694" calcext:value-type="float">
            <text:p>3.03E-14</text:p>
          </table:table-cell>
          <table:table-cell office:value-type="float" office:value="0.00000000000003028607" calcext:value-type="float">
            <text:p>3.03E-14</text:p>
          </table:table-cell>
          <table:table-cell table:number-columns-repeated="4" office:value-type="float" office:value="0.00000000000003028881" calcext:value-type="float">
            <text:p>3.03E-14</text:p>
          </table:table-cell>
          <table:table-cell table:number-columns-repeated="17" office:value-type="float" office:value="0.00000000000003029155" calcext:value-type="float">
            <text:p>3.03E-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000000032588789" calcext:value-type="float">
            <text:p>3.26E-13</text:p>
          </table:table-cell>
          <table:table-cell office:value-type="float" office:value="0.00000000000035289283" calcext:value-type="float">
            <text:p>3.53E-13</text:p>
          </table:table-cell>
          <table:table-cell office:value-type="float" office:value="0.00000000000033542527" calcext:value-type="float">
            <text:p>3.35E-13</text:p>
          </table:table-cell>
          <table:table-cell office:value-type="float" office:value="0.00000000000028778968" calcext:value-type="float">
            <text:p>2.88E-13</text:p>
          </table:table-cell>
          <table:table-cell office:value-type="float" office:value="0.00000000000032417482" calcext:value-type="float">
            <text:p>3.24E-13</text:p>
          </table:table-cell>
          <table:table-cell office:value-type="float" office:value="0.00000000000031184647" calcext:value-type="float">
            <text:p>3.12E-13</text:p>
          </table:table-cell>
          <table:table-cell office:value-type="float" office:value="0.00000000000031281208" calcext:value-type="float">
            <text:p>3.13E-13</text:p>
          </table:table-cell>
          <table:table-cell office:value-type="float" office:value="0.00000000000031251374" calcext:value-type="float">
            <text:p>3.13E-13</text:p>
          </table:table-cell>
          <table:table-cell office:value-type="float" office:value="0.00000000000032489341" calcext:value-type="float">
            <text:p>3.25E-13</text:p>
          </table:table-cell>
          <table:table-cell office:value-type="float" office:value="0.00000000000033597705" calcext:value-type="float">
            <text:p>3.36E-13</text:p>
          </table:table-cell>
          <table:table-cell office:value-type="float" office:value="0.00000000000033749764" calcext:value-type="float">
            <text:p>3.37E-13</text:p>
          </table:table-cell>
          <table:table-cell office:value-type="float" office:value="0.00000000000035366275" calcext:value-type="float">
            <text:p>3.54E-13</text:p>
          </table:table-cell>
          <table:table-cell office:value-type="float" office:value="0.00000000000036484263" calcext:value-type="float">
            <text:p>3.65E-13</text:p>
          </table:table-cell>
          <table:table-cell office:value-type="float" office:value="0.00000000000038611809" calcext:value-type="float">
            <text:p>3.86E-13</text:p>
          </table:table-cell>
          <table:table-cell office:value-type="float" office:value="0.000000000000398594" calcext:value-type="float">
            <text:p>3.99E-13</text:p>
          </table:table-cell>
          <table:table-cell office:value-type="float" office:value="0.00000000000041658446" calcext:value-type="float">
            <text:p>4.17E-13</text:p>
          </table:table-cell>
          <table:table-cell office:value-type="float" office:value="0.00000000000042368698" calcext:value-type="float">
            <text:p>4.24E-13</text:p>
          </table:table-cell>
          <table:table-cell office:value-type="float" office:value="0.00000000000042939401" calcext:value-type="float">
            <text:p>4.29E-13</text:p>
          </table:table-cell>
          <table:table-cell office:value-type="float" office:value="0.0000000000004324801" calcext:value-type="float">
            <text:p>4.32E-13</text:p>
          </table:table-cell>
          <table:table-cell office:value-type="float" office:value="0.00000000000043362536" calcext:value-type="float">
            <text:p>4.34E-13</text:p>
          </table:table-cell>
          <table:table-cell office:value-type="float" office:value="0.00000000000043546354" calcext:value-type="float">
            <text:p>4.35E-13</text:p>
          </table:table-cell>
          <table:table-cell office:value-type="float" office:value="0.00000000000043625271" calcext:value-type="float">
            <text:p>4.36E-13</text:p>
          </table:table-cell>
          <table:table-cell office:value-type="float" office:value="0.00000000000043641632" calcext:value-type="float">
            <text:p>4.36E-13</text:p>
          </table:table-cell>
          <table:table-cell office:value-type="float" office:value="0.00000000000043659918" calcext:value-type="float">
            <text:p>4.37E-13</text:p>
          </table:table-cell>
          <table:table-cell office:value-type="float" office:value="0.00000000000043669542" calcext:value-type="float">
            <text:p>4.37E-13</text:p>
          </table:table-cell>
          <table:table-cell office:value-type="float" office:value="0.00000000000043677882" calcext:value-type="float">
            <text:p>4.37E-13</text:p>
          </table:table-cell>
          <table:table-cell office:value-type="float" office:value="0.00000000000043689431" calcext:value-type="float">
            <text:p>4.37E-13</text:p>
          </table:table-cell>
          <table:table-cell office:value-type="float" office:value="0.00000000000043693602" calcext:value-type="float">
            <text:p>4.37E-13</text:p>
          </table:table-cell>
          <table:table-cell office:value-type="float" office:value="0.00000000000043695206" calcext:value-type="float">
            <text:p>4.37E-13</text:p>
          </table:table-cell>
          <table:table-cell office:value-type="float" office:value="0.00000000000043699697" calcext:value-type="float">
            <text:p>4.37E-13</text:p>
          </table:table-cell>
          <table:table-cell office:value-type="float" office:value="0.00000000000043705471" calcext:value-type="float">
            <text:p>4.37E-13</text:p>
          </table:table-cell>
          <table:table-cell office:value-type="float" office:value="0.00000000000043705792" calcext:value-type="float">
            <text:p>4.37E-13</text:p>
          </table:table-cell>
          <table:table-cell office:value-type="float" office:value="0.00000000000043709962" calcext:value-type="float">
            <text:p>4.37E-13</text:p>
          </table:table-cell>
          <table:table-cell office:value-type="float" office:value="0.00000000000043711887" calcext:value-type="float">
            <text:p>4.37E-13</text:p>
          </table:table-cell>
          <table:table-cell office:value-type="float" office:value="0.00000000000043713491" calcext:value-type="float">
            <text:p>4.37E-13</text:p>
          </table:table-cell>
          <table:table-cell office:value-type="float" office:value="0.00000000000043714454" calcext:value-type="float">
            <text:p>4.37E-13</text:p>
          </table:table-cell>
          <table:table-cell office:value-type="float" office:value="0.0000000000004371702" calcext:value-type="float">
            <text:p>4.37E-13</text:p>
          </table:table-cell>
          <table:table-cell office:value-type="float" office:value="0.00000000000043717982" calcext:value-type="float">
            <text:p>4.37E-13</text:p>
          </table:table-cell>
          <table:table-cell office:value-type="float" office:value="0.00000000000043719266" calcext:value-type="float">
            <text:p>4.37E-13</text:p>
          </table:table-cell>
          <table:table-cell table:number-columns-repeated="2" office:value-type="float" office:value="0.00000000000043720228" calcext:value-type="float">
            <text:p>4.37E-13</text:p>
          </table:table-cell>
          <table:table-cell table:number-columns-repeated="2" office:value-type="float" office:value="0.00000000000043720549" calcext:value-type="float">
            <text:p>4.37E-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147345376" calcext:value-type="float">
            <text:p>1.47E-12</text:p>
          </table:table-cell>
          <table:table-cell office:value-type="float" office:value="0.00000000000165584384" calcext:value-type="float">
            <text:p>1.66E-12</text:p>
          </table:table-cell>
          <table:table-cell office:value-type="float" office:value="0.0000000000015541584" calcext:value-type="float">
            <text:p>1.55E-12</text:p>
          </table:table-cell>
          <table:table-cell office:value-type="float" office:value="0.00000000000134176352" calcext:value-type="float">
            <text:p>1.34E-12</text:p>
          </table:table-cell>
          <table:table-cell office:value-type="float" office:value="0.00000000000149831488" calcext:value-type="float">
            <text:p>1.50E-12</text:p>
          </table:table-cell>
          <table:table-cell office:value-type="float" office:value="0.00000000000143419936" calcext:value-type="float">
            <text:p>1.43E-12</text:p>
          </table:table-cell>
          <table:table-cell office:value-type="float" office:value="0.00000000000143681632" calcext:value-type="float">
            <text:p>1.44E-12</text:p>
          </table:table-cell>
          <table:table-cell office:value-type="float" office:value="0.00000000000142839392" calcext:value-type="float">
            <text:p>1.43E-12</text:p>
          </table:table-cell>
          <table:table-cell office:value-type="float" office:value="0.00000000000147485248" calcext:value-type="float">
            <text:p>1.47E-12</text:p>
          </table:table-cell>
          <table:table-cell office:value-type="float" office:value="0.00000000000151861888" calcext:value-type="float">
            <text:p>1.52E-12</text:p>
          </table:table-cell>
          <table:table-cell office:value-type="float" office:value="0.0000000000015228752" calcext:value-type="float">
            <text:p>1.52E-12</text:p>
          </table:table-cell>
          <table:table-cell office:value-type="float" office:value="0.00000000000159848128" calcext:value-type="float">
            <text:p>1.60E-12</text:p>
          </table:table-cell>
          <table:table-cell office:value-type="float" office:value="0.00000000000165751328" calcext:value-type="float">
            <text:p>1.66E-12</text:p>
          </table:table-cell>
          <table:table-cell office:value-type="float" office:value="0.000000000001767576" calcext:value-type="float">
            <text:p>1.77E-12</text:p>
          </table:table-cell>
          <table:table-cell office:value-type="float" office:value="0.00000000000183032288" calcext:value-type="float">
            <text:p>1.83E-12</text:p>
          </table:table-cell>
          <table:table-cell office:value-type="float" office:value="0.00000000000192600736" calcext:value-type="float">
            <text:p>1.93E-12</text:p>
          </table:table-cell>
          <table:table-cell office:value-type="float" office:value="0.00000000000196515648" calcext:value-type="float">
            <text:p>1.97E-12</text:p>
          </table:table-cell>
          <table:table-cell office:value-type="float" office:value="0.00000000000199840992" calcext:value-type="float">
            <text:p>2.00E-12</text:p>
          </table:table-cell>
          <table:table-cell office:value-type="float" office:value="0.00000000000201760096" calcext:value-type="float">
            <text:p>2.02E-12</text:p>
          </table:table-cell>
          <table:table-cell office:value-type="float" office:value="0.00000000000202527136" calcext:value-type="float">
            <text:p>2.03E-12</text:p>
          </table:table-cell>
          <table:table-cell office:value-type="float" office:value="0.00000000000203698752" calcext:value-type="float">
            <text:p>2.04E-12</text:p>
          </table:table-cell>
          <table:table-cell office:value-type="float" office:value="0.00000000000204380064" calcext:value-type="float">
            <text:p>2.04E-12</text:p>
          </table:table-cell>
          <table:table-cell office:value-type="float" office:value="0.00000000000204638752" calcext:value-type="float">
            <text:p>2.05E-12</text:p>
          </table:table-cell>
          <table:table-cell office:value-type="float" office:value="0.00000000000204959104" calcext:value-type="float">
            <text:p>2.05E-12</text:p>
          </table:table-cell>
          <table:table-cell office:value-type="float" office:value="0.00000000000205141088" calcext:value-type="float">
            <text:p>2.05E-12</text:p>
          </table:table-cell>
          <table:table-cell office:value-type="float" office:value="0.00000000000205305024" calcext:value-type="float">
            <text:p>2.05E-12</text:p>
          </table:table-cell>
          <table:table-cell office:value-type="float" office:value="0.00000000000205527616" calcext:value-type="float">
            <text:p>2.06E-12</text:p>
          </table:table-cell>
          <table:table-cell office:value-type="float" office:value="0.0000000000020561184" calcext:value-type="float">
            <text:p>2.06E-12</text:p>
          </table:table-cell>
          <table:table-cell office:value-type="float" office:value="0.00000000000205643424" calcext:value-type="float">
            <text:p>2.06E-12</text:p>
          </table:table-cell>
          <table:table-cell office:value-type="float" office:value="0.00000000000205745696" calcext:value-type="float">
            <text:p>2.06E-12</text:p>
          </table:table-cell>
          <table:table-cell office:value-type="float" office:value="0.0000000000020585248" calcext:value-type="float">
            <text:p>2.06E-12</text:p>
          </table:table-cell>
          <table:table-cell office:value-type="float" office:value="0.00000000000205866016" calcext:value-type="float">
            <text:p>2.06E-12</text:p>
          </table:table-cell>
          <table:table-cell office:value-type="float" office:value="0.00000000000205959264" calcext:value-type="float">
            <text:p>2.06E-12</text:p>
          </table:table-cell>
          <table:table-cell office:value-type="float" office:value="0.0000000000020600288" calcext:value-type="float">
            <text:p>2.06E-12</text:p>
          </table:table-cell>
          <table:table-cell office:value-type="float" office:value="0.00000000000206034464" calcext:value-type="float">
            <text:p>2.06E-12</text:p>
          </table:table-cell>
          <table:table-cell office:value-type="float" office:value="0.00000000000206075072" calcext:value-type="float">
            <text:p>2.06E-12</text:p>
          </table:table-cell>
          <table:table-cell office:value-type="float" office:value="0.00000000000206132224" calcext:value-type="float">
            <text:p>2.06E-12</text:p>
          </table:table-cell>
          <table:table-cell office:value-type="float" office:value="0.00000000000206163808" calcext:value-type="float">
            <text:p>2.06E-12</text:p>
          </table:table-cell>
          <table:table-cell office:value-type="float" office:value="0.00000000000206193888" calcext:value-type="float">
            <text:p>2.06E-12</text:p>
          </table:table-cell>
          <table:table-cell office:value-type="float" office:value="0.00000000000206225472" calcext:value-type="float">
            <text:p>2.06E-12</text:p>
          </table:table-cell>
          <table:table-cell office:value-type="float" office:value="0.00000000000206229984" calcext:value-type="float">
            <text:p>2.06E-12</text:p>
          </table:table-cell>
          <table:table-cell office:value-type="float" office:value="0.0000000000020624352" calcext:value-type="float">
            <text:p>2.06E-12</text:p>
          </table:table-cell>
          <table:table-cell office:value-type="float" office:value="0.00000000000206248032" calcext:value-type="float">
            <text:p>2.06E-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0000000230110068" calcext:value-type="float">
            <text:p>2.30E-12</text:p>
          </table:table-cell>
          <table:table-cell office:value-type="float" office:value="0.00000000000262247772" calcext:value-type="float">
            <text:p>2.62E-12</text:p>
          </table:table-cell>
          <table:table-cell office:value-type="float" office:value="0.00000000000244946712" calcext:value-type="float">
            <text:p>2.45E-12</text:p>
          </table:table-cell>
          <table:table-cell office:value-type="float" office:value="0.0000000000021226932" calcext:value-type="float">
            <text:p>2.12E-12</text:p>
          </table:table-cell>
          <table:table-cell office:value-type="float" office:value="0.00000000000236020368" calcext:value-type="float">
            <text:p>2.36E-12</text:p>
          </table:table-cell>
          <table:table-cell office:value-type="float" office:value="0.0000000000022583316" calcext:value-type="float">
            <text:p>2.26E-12</text:p>
          </table:table-cell>
          <table:table-cell office:value-type="float" office:value="0.00000000000226145988" calcext:value-type="float">
            <text:p>2.26E-12</text:p>
          </table:table-cell>
          <table:table-cell office:value-type="float" office:value="0.00000000000224462448" calcext:value-type="float">
            <text:p>2.24E-12</text:p>
          </table:table-cell>
          <table:table-cell office:value-type="float" office:value="0.00000000000231249144" calcext:value-type="float">
            <text:p>2.31E-12</text:p>
          </table:table-cell>
          <table:table-cell office:value-type="float" office:value="0.00000000000237825696" calcext:value-type="float">
            <text:p>2.38E-12</text:p>
          </table:table-cell>
          <table:table-cell office:value-type="float" office:value="0.00000000000238336728" calcext:value-type="float">
            <text:p>2.38E-12</text:p>
          </table:table-cell>
          <table:table-cell office:value-type="float" office:value="0.0000000000025022658" calcext:value-type="float">
            <text:p>2.50E-12</text:p>
          </table:table-cell>
          <table:table-cell office:value-type="float" office:value="0.00000000000259864548" calcext:value-type="float">
            <text:p>2.60E-12</text:p>
          </table:table-cell>
          <table:table-cell office:value-type="float" office:value="0.0000000000027758112" calcext:value-type="float">
            <text:p>2.78E-12</text:p>
          </table:table-cell>
          <table:table-cell office:value-type="float" office:value="0.00000000000287613108" calcext:value-type="float">
            <text:p>2.88E-12</text:p>
          </table:table-cell>
          <table:table-cell office:value-type="float" office:value="0.00000000000303185256" calcext:value-type="float">
            <text:p>3.03E-12</text:p>
          </table:table-cell>
          <table:table-cell office:value-type="float" office:value="0.00000000000309613752" calcext:value-type="float">
            <text:p>3.10E-12</text:p>
          </table:table-cell>
          <table:table-cell office:value-type="float" office:value="0.00000000000315199284" calcext:value-type="float">
            <text:p>3.15E-12</text:p>
          </table:table-cell>
          <table:table-cell office:value-type="float" office:value="0.00000000000318449352" calcext:value-type="float">
            <text:p>3.18E-12</text:p>
          </table:table-cell>
          <table:table-cell office:value-type="float" office:value="0.00000000000319774692" calcext:value-type="float">
            <text:p>3.20E-12</text:p>
          </table:table-cell>
          <table:table-cell office:value-type="float" office:value="0.00000000000321744792" calcext:value-type="float">
            <text:p>3.22E-12</text:p>
          </table:table-cell>
          <table:table-cell office:value-type="float" office:value="0.00000000000323017596" calcext:value-type="float">
            <text:p>3.23E-12</text:p>
          </table:table-cell>
          <table:table-cell office:value-type="float" office:value="0.0000000000032359788" calcext:value-type="float">
            <text:p>3.24E-12</text:p>
          </table:table-cell>
          <table:table-cell office:value-type="float" office:value="0.00000000000324323832" calcext:value-type="float">
            <text:p>3.24E-12</text:p>
          </table:table-cell>
          <table:table-cell office:value-type="float" office:value="0.00000000000324739344" calcext:value-type="float">
            <text:p>3.25E-12</text:p>
          </table:table-cell>
          <table:table-cell office:value-type="float" office:value="0.00000000000325119036" calcext:value-type="float">
            <text:p>3.25E-12</text:p>
          </table:table-cell>
          <table:table-cell office:value-type="float" office:value="0.00000000000325634844" calcext:value-type="float">
            <text:p>3.26E-12</text:p>
          </table:table-cell>
          <table:table-cell office:value-type="float" office:value="0.0000000000032583066" calcext:value-type="float">
            <text:p>3.26E-12</text:p>
          </table:table-cell>
          <table:table-cell office:value-type="float" office:value="0.00000000000325904688" calcext:value-type="float">
            <text:p>3.26E-12</text:p>
          </table:table-cell>
          <table:table-cell office:value-type="float" office:value="0.00000000000326155428" calcext:value-type="float">
            <text:p>3.26E-12</text:p>
          </table:table-cell>
          <table:table-cell office:value-type="float" office:value="0.00000000000326399004" calcext:value-type="float">
            <text:p>3.26E-12</text:p>
          </table:table-cell>
          <table:table-cell office:value-type="float" office:value="0.00000000000326437212" calcext:value-type="float">
            <text:p>3.26E-12</text:p>
          </table:table-cell>
          <table:table-cell office:value-type="float" office:value="0.0000000000032665452" calcext:value-type="float">
            <text:p>3.27E-12</text:p>
          </table:table-cell>
          <table:table-cell office:value-type="float" office:value="0.00000000000326769144" calcext:value-type="float">
            <text:p>3.27E-12</text:p>
          </table:table-cell>
          <table:table-cell office:value-type="float" office:value="0.00000000000326855112" calcext:value-type="float">
            <text:p>3.27E-12</text:p>
          </table:table-cell>
          <table:table-cell office:value-type="float" office:value="0.00000000000326943468" calcext:value-type="float">
            <text:p>3.27E-12</text:p>
          </table:table-cell>
          <table:table-cell office:value-type="float" office:value="0.00000000000327101076" calcext:value-type="float">
            <text:p>3.27E-12</text:p>
          </table:table-cell>
          <table:table-cell office:value-type="float" office:value="0.00000000000327170328" calcext:value-type="float">
            <text:p>3.27E-12</text:p>
          </table:table-cell>
          <table:table-cell office:value-type="float" office:value="0.00000000000327253908" calcext:value-type="float">
            <text:p>3.27E-12</text:p>
          </table:table-cell>
          <table:table-cell office:value-type="float" office:value="0.000000000003273351" calcext:value-type="float">
            <text:p>3.27E-12</text:p>
          </table:table-cell>
          <table:table-cell office:value-type="float" office:value="0.00000000000327349428" calcext:value-type="float">
            <text:p>3.27E-12</text:p>
          </table:table-cell>
          <table:table-cell office:value-type="float" office:value="0.0000000000032738286" calcext:value-type="float">
            <text:p>3.27E-12</text:p>
          </table:table-cell>
          <table:table-cell office:value-type="float" office:value="0.00000000000327404352" calcext:value-type="float">
            <text:p>3.27E-1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0000000280661264" calcext:value-type="float">
            <text:p>2.81E-12</text:p>
          </table:table-cell>
          <table:table-cell office:value-type="float" office:value="0.00000000000322110568" calcext:value-type="float">
            <text:p>3.22E-12</text:p>
          </table:table-cell>
          <table:table-cell office:value-type="float" office:value="0.00000000000300143142" calcext:value-type="float">
            <text:p>3.00E-12</text:p>
          </table:table-cell>
          <table:table-cell office:value-type="float" office:value="0.00000000000260627042" calcext:value-type="float">
            <text:p>2.61E-12</text:p>
          </table:table-cell>
          <table:table-cell office:value-type="float" office:value="0.0000000000028914327" calcext:value-type="float">
            <text:p>2.89E-12</text:p>
          </table:table-cell>
          <table:table-cell office:value-type="float" office:value="0.0000000000027668615" calcext:value-type="float">
            <text:p>2.77E-12</text:p>
          </table:table-cell>
          <table:table-cell office:value-type="float" office:value="0.00000000000276997578" calcext:value-type="float">
            <text:p>2.77E-12</text:p>
          </table:table-cell>
          <table:table-cell office:value-type="float" office:value="0.00000000000274735318" calcext:value-type="float">
            <text:p>2.75E-12</text:p>
          </table:table-cell>
          <table:table-cell office:value-type="float" office:value="0.00000000000282764872" calcext:value-type="float">
            <text:p>2.83E-12</text:p>
          </table:table-cell>
          <table:table-cell office:value-type="float" office:value="0.00000000000290673968" calcext:value-type="float">
            <text:p>2.91E-12</text:p>
          </table:table-cell>
          <table:table-cell office:value-type="float" office:value="0.00000000000291188118" calcext:value-type="float">
            <text:p>2.91E-12</text:p>
          </table:table-cell>
          <table:table-cell office:value-type="float" office:value="0.00000000000305731218" calcext:value-type="float">
            <text:p>3.06E-12</text:p>
          </table:table-cell>
          <table:table-cell office:value-type="float" office:value="0.00000000000317709444" calcext:value-type="float">
            <text:p>3.18E-12</text:p>
          </table:table-cell>
          <table:table-cell office:value-type="float" office:value="0.00000000000339600482" calcext:value-type="float">
            <text:p>3.40E-12</text:p>
          </table:table-cell>
          <table:table-cell office:value-type="float" office:value="0.00000000000351940082" calcext:value-type="float">
            <text:p>3.52E-12</text:p>
          </table:table-cell>
          <table:table-cell office:value-type="float" office:value="0.00000000000371286812" calcext:value-type="float">
            <text:p>3.71E-12</text:p>
          </table:table-cell>
          <table:table-cell office:value-type="float" office:value="0.00000000000379272296" calcext:value-type="float">
            <text:p>3.79E-12</text:p>
          </table:table-cell>
          <table:table-cell office:value-type="float" office:value="0.00000000000386326434" calcext:value-type="float">
            <text:p>3.86E-12</text:p>
          </table:table-cell>
          <table:table-cell office:value-type="float" office:value="0.00000000000390427882" calcext:value-type="float">
            <text:p>3.90E-12</text:p>
          </table:table-cell>
          <table:table-cell office:value-type="float" office:value="0.00000000000392084914" calcext:value-type="float">
            <text:p>3.92E-12</text:p>
          </table:table-cell>
          <table:table-cell office:value-type="float" office:value="0.00000000000394591028" calcext:value-type="float">
            <text:p>3.95E-12</text:p>
          </table:table-cell>
          <table:table-cell office:value-type="float" office:value="0.0000000000039627744" calcext:value-type="float">
            <text:p>3.96E-12</text:p>
          </table:table-cell>
          <table:table-cell office:value-type="float" office:value="0.00000000000397061886" calcext:value-type="float">
            <text:p>3.97E-12</text:p>
          </table:table-cell>
          <table:table-cell office:value-type="float" office:value="0.00000000000398110752" calcext:value-type="float">
            <text:p>3.98E-12</text:p>
          </table:table-cell>
          <table:table-cell office:value-type="float" office:value="0.00000000000398718918" calcext:value-type="float">
            <text:p>3.99E-12</text:p>
          </table:table-cell>
          <table:table-cell office:value-type="float" office:value="0.00000000000399271262" calcext:value-type="float">
            <text:p>3.99E-12</text:p>
          </table:table-cell>
          <table:table-cell office:value-type="float" office:value="0.00000000000400005762" calcext:value-type="float">
            <text:p>4.00E-12</text:p>
          </table:table-cell>
          <table:table-cell office:value-type="float" office:value="0.00000000000400299562" calcext:value-type="float">
            <text:p>4.00E-12</text:p>
          </table:table-cell>
          <table:table-cell office:value-type="float" office:value="0.00000000000400411206" calcext:value-type="float">
            <text:p>4.00E-12</text:p>
          </table:table-cell>
          <table:table-cell office:value-type="float" office:value="0.00000000000400778456" calcext:value-type="float">
            <text:p>4.01E-12</text:p>
          </table:table-cell>
          <table:table-cell office:value-type="float" office:value="0.00000000000401128078" calcext:value-type="float">
            <text:p>4.01E-12</text:p>
          </table:table-cell>
          <table:table-cell office:value-type="float" office:value="0.000000000004011839" calcext:value-type="float">
            <text:p>4.01E-12</text:p>
          </table:table-cell>
          <table:table-cell office:value-type="float" office:value="0.00000000000401495328" calcext:value-type="float">
            <text:p>4.01E-12</text:p>
          </table:table-cell>
          <table:table-cell office:value-type="float" office:value="0.00000000000401677484" calcext:value-type="float">
            <text:p>4.02E-12</text:p>
          </table:table-cell>
          <table:table-cell office:value-type="float" office:value="0.00000000000401789128" calcext:value-type="float">
            <text:p>4.02E-12</text:p>
          </table:table-cell>
          <table:table-cell office:value-type="float" office:value="0.00000000000401936028" calcext:value-type="float">
            <text:p>4.02E-12</text:p>
          </table:table-cell>
          <table:table-cell office:value-type="float" office:value="0.00000000000402174006" calcext:value-type="float">
            <text:p>4.02E-12</text:p>
          </table:table-cell>
          <table:table-cell office:value-type="float" office:value="0.0000000000040228565" calcext:value-type="float">
            <text:p>4.02E-12</text:p>
          </table:table-cell>
          <table:table-cell office:value-type="float" office:value="0.00000000000402414922" calcext:value-type="float">
            <text:p>4.02E-12</text:p>
          </table:table-cell>
          <table:table-cell office:value-type="float" office:value="0.00000000000402523628" calcext:value-type="float">
            <text:p>4.03E-12</text:p>
          </table:table-cell>
          <table:table-cell office:value-type="float" office:value="0.00000000000402544194" calcext:value-type="float">
            <text:p>4.03E-12</text:p>
          </table:table-cell>
          <table:table-cell office:value-type="float" office:value="0.00000000000402597078" calcext:value-type="float">
            <text:p>4.03E-12</text:p>
          </table:table-cell>
          <table:table-cell office:value-type="float" office:value="0.00000000000402635272" calcext:value-type="float">
            <text:p>4.03E-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0000000337832512" calcext:value-type="float">
            <text:p>3.38E-12</text:p>
          </table:table-cell>
          <table:table-cell office:value-type="float" office:value="0.0000000000039041056" calcext:value-type="float">
            <text:p>3.90E-12</text:p>
          </table:table-cell>
          <table:table-cell office:value-type="float" office:value="0.00000000000362904848" calcext:value-type="float">
            <text:p>3.63E-12</text:p>
          </table:table-cell>
          <table:table-cell office:value-type="float" office:value="0.00000000000315796544" calcext:value-type="float">
            <text:p>3.16E-12</text:p>
          </table:table-cell>
          <table:table-cell office:value-type="float" office:value="0.00000000000349571232" calcext:value-type="float">
            <text:p>3.50E-12</text:p>
          </table:table-cell>
          <table:table-cell office:value-type="float" office:value="0.00000000000334542816" calcext:value-type="float">
            <text:p>3.35E-12</text:p>
          </table:table-cell>
          <table:table-cell office:value-type="float" office:value="0.00000000000334878208" calcext:value-type="float">
            <text:p>3.35E-12</text:p>
          </table:table-cell>
          <table:table-cell office:value-type="float" office:value="0.00000000000331909632" calcext:value-type="float">
            <text:p>3.32E-12</text:p>
          </table:table-cell>
          <table:table-cell office:value-type="float" office:value="0.00000000000341300608" calcext:value-type="float">
            <text:p>3.41E-12</text:p>
          </table:table-cell>
          <table:table-cell office:value-type="float" office:value="0.00000000000350670176" calcext:value-type="float">
            <text:p>3.51E-12</text:p>
          </table:table-cell>
          <table:table-cell office:value-type="float" office:value="0.0000000000035119824" calcext:value-type="float">
            <text:p>3.51E-12</text:p>
          </table:table-cell>
          <table:table-cell office:value-type="float" office:value="0.00000000000368763504" calcext:value-type="float">
            <text:p>3.69E-12</text:p>
          </table:table-cell>
          <table:table-cell office:value-type="float" office:value="0.00000000000383427984" calcext:value-type="float">
            <text:p>3.83E-12</text:p>
          </table:table-cell>
          <table:table-cell office:value-type="float" office:value="0.00000000000410066672" calcext:value-type="float">
            <text:p>4.10E-12</text:p>
          </table:table-cell>
          <table:table-cell office:value-type="float" office:value="0.00000000000425041568" calcext:value-type="float">
            <text:p>4.25E-12</text:p>
          </table:table-cell>
          <table:table-cell office:value-type="float" office:value="0.00000000000448686704" calcext:value-type="float">
            <text:p>4.49E-12</text:p>
          </table:table-cell>
          <table:table-cell office:value-type="float" office:value="0.00000000000458477296" calcext:value-type="float">
            <text:p>4.58E-12</text:p>
          </table:table-cell>
          <table:table-cell office:value-type="float" office:value="0.00000000000467236736" calcext:value-type="float">
            <text:p>4.67E-12</text:p>
          </table:table-cell>
          <table:table-cell office:value-type="float" office:value="0.00000000000472310432" calcext:value-type="float">
            <text:p>4.72E-12</text:p>
          </table:table-cell>
          <table:table-cell office:value-type="float" office:value="0.00000000000474379872" calcext:value-type="float">
            <text:p>4.74E-12</text:p>
          </table:table-cell>
          <table:table-cell office:value-type="float" office:value="0.00000000000477462624" calcext:value-type="float">
            <text:p>4.77E-12</text:p>
          </table:table-cell>
          <table:table-cell office:value-type="float" office:value="0.00000000000479656944" calcext:value-type="float">
            <text:p>4.80E-12</text:p>
          </table:table-cell>
          <table:table-cell office:value-type="float" office:value="0.0000000000048073448" calcext:value-type="float">
            <text:p>4.81E-12</text:p>
          </table:table-cell>
          <table:table-cell office:value-type="float" office:value="0.0000000000048217952" calcext:value-type="float">
            <text:p>4.82E-12</text:p>
          </table:table-cell>
          <table:table-cell office:value-type="float" office:value="0.00000000000483021568" calcext:value-type="float">
            <text:p>4.83E-12</text:p>
          </table:table-cell>
          <table:table-cell office:value-type="float" office:value="0.00000000000483806528" calcext:value-type="float">
            <text:p>4.84E-12</text:p>
          </table:table-cell>
          <table:table-cell office:value-type="float" office:value="0.00000000000484848384" calcext:value-type="float">
            <text:p>4.85E-12</text:p>
          </table:table-cell>
          <table:table-cell office:value-type="float" office:value="0.00000000000485262272" calcext:value-type="float">
            <text:p>4.85E-12</text:p>
          </table:table-cell>
          <table:table-cell office:value-type="float" office:value="0.00000000000485412128" calcext:value-type="float">
            <text:p>4.85E-12</text:p>
          </table:table-cell>
          <table:table-cell office:value-type="float" office:value="0.00000000000485940192" calcext:value-type="float">
            <text:p>4.86E-12</text:p>
          </table:table-cell>
          <table:table-cell office:value-type="float" office:value="0.00000000000486436144" calcext:value-type="float">
            <text:p>4.86E-12</text:p>
          </table:table-cell>
          <table:table-cell office:value-type="float" office:value="0.00000000000486525344" calcext:value-type="float">
            <text:p>4.87E-12</text:p>
          </table:table-cell>
          <table:table-cell office:value-type="float" office:value="0.00000000000486982048" calcext:value-type="float">
            <text:p>4.87E-12</text:p>
          </table:table-cell>
          <table:table-cell office:value-type="float" office:value="0.00000000000487221104" calcext:value-type="float">
            <text:p>4.87E-12</text:p>
          </table:table-cell>
          <table:table-cell office:value-type="float" office:value="0.00000000000487403072" calcext:value-type="float">
            <text:p>4.87E-12</text:p>
          </table:table-cell>
          <table:table-cell office:value-type="float" office:value="0.00000000000487606448" calcext:value-type="float">
            <text:p>4.88E-12</text:p>
          </table:table-cell>
          <table:table-cell office:value-type="float" office:value="0.00000000000487948976" calcext:value-type="float">
            <text:p>4.88E-12</text:p>
          </table:table-cell>
          <table:table-cell office:value-type="float" office:value="0.00000000000488113104" calcext:value-type="float">
            <text:p>4.88E-12</text:p>
          </table:table-cell>
          <table:table-cell office:value-type="float" office:value="0.00000000000488302208" calcext:value-type="float">
            <text:p>4.88E-12</text:p>
          </table:table-cell>
          <table:table-cell office:value-type="float" office:value="0.00000000000488484176" calcext:value-type="float">
            <text:p>4.88E-12</text:p>
          </table:table-cell>
          <table:table-cell office:value-type="float" office:value="0.0000000000048851272" calcext:value-type="float">
            <text:p>4.89E-12</text:p>
          </table:table-cell>
          <table:table-cell office:value-type="float" office:value="0.00000000000488591216" calcext:value-type="float">
            <text:p>4.89E-12</text:p>
          </table:table-cell>
          <table:table-cell office:value-type="float" office:value="0.000000000004886376" calcext:value-type="float">
            <text:p>4.89E-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0000000401810034" calcext:value-type="float">
            <text:p>4.02E-12</text:p>
          </table:table-cell>
          <table:table-cell office:value-type="float" office:value="0.00000000000467543016" calcext:value-type="float">
            <text:p>4.68E-12</text:p>
          </table:table-cell>
          <table:table-cell office:value-type="float" office:value="0.0000000000043357391" calcext:value-type="float">
            <text:p>4.34E-12</text:p>
          </table:table-cell>
          <table:table-cell office:value-type="float" office:value="0.00000000000378104882" calcext:value-type="float">
            <text:p>3.78E-12</text:p>
          </table:table-cell>
          <table:table-cell office:value-type="float" office:value="0.0000000000041760205" calcext:value-type="float">
            <text:p>4.18E-12</text:p>
          </table:table-cell>
          <table:table-cell office:value-type="float" office:value="0.0000000000039978893" calcext:value-type="float">
            <text:p>4.00E-12</text:p>
          </table:table-cell>
          <table:table-cell office:value-type="float" office:value="0.00000000000400075824" calcext:value-type="float">
            <text:p>4.00E-12</text:p>
          </table:table-cell>
          <table:table-cell office:value-type="float" office:value="0.00000000000396290536" calcext:value-type="float">
            <text:p>3.96E-12</text:p>
          </table:table-cell>
          <table:table-cell office:value-type="float" office:value="0.00000000000407145406" calcext:value-type="float">
            <text:p>4.07E-12</text:p>
          </table:table-cell>
          <table:table-cell office:value-type="float" office:value="0.0000000000041815871" calcext:value-type="float">
            <text:p>4.18E-12</text:p>
          </table:table-cell>
          <table:table-cell office:value-type="float" office:value="0.00000000000418646858" calcext:value-type="float">
            <text:p>4.19E-12</text:p>
          </table:table-cell>
          <table:table-cell office:value-type="float" office:value="0.0000000000043959012" calcext:value-type="float">
            <text:p>4.40E-12</text:p>
          </table:table-cell>
          <table:table-cell office:value-type="float" office:value="0.00000000000457347574" calcext:value-type="float">
            <text:p>4.57E-12</text:p>
          </table:table-cell>
          <table:table-cell office:value-type="float" office:value="0.0000000000048932555" calcext:value-type="float">
            <text:p>4.89E-12</text:p>
          </table:table-cell>
          <table:table-cell office:value-type="float" office:value="0.00000000000507215746" calcext:value-type="float">
            <text:p>5.07E-12</text:p>
          </table:table-cell>
          <table:table-cell office:value-type="float" office:value="0.00000000000535755276" calcext:value-type="float">
            <text:p>5.36E-12</text:p>
          </table:table-cell>
          <table:table-cell office:value-type="float" office:value="0.00000000000547577878" calcext:value-type="float">
            <text:p>5.48E-12</text:p>
          </table:table-cell>
          <table:table-cell office:value-type="float" office:value="0.0000000000055832998" calcext:value-type="float">
            <text:p>5.58E-12</text:p>
          </table:table-cell>
          <table:table-cell office:value-type="float" office:value="0.00000000000564513188" calcext:value-type="float">
            <text:p>5.65E-12</text:p>
          </table:table-cell>
          <table:table-cell office:value-type="float" office:value="0.00000000000567052414" calcext:value-type="float">
            <text:p>5.67E-12</text:p>
          </table:table-cell>
          <table:table-cell office:value-type="float" office:value="0.0000000000057076919" calcext:value-type="float">
            <text:p>5.71E-12</text:p>
          </table:table-cell>
          <table:table-cell office:value-type="float" office:value="0.00000000000573561054" calcext:value-type="float">
            <text:p>5.74E-12</text:p>
          </table:table-cell>
          <table:table-cell office:value-type="float" office:value="0.00000000000575038344" calcext:value-type="float">
            <text:p>5.75E-12</text:p>
          </table:table-cell>
          <table:table-cell office:value-type="float" office:value="0.00000000000577003782" calcext:value-type="float">
            <text:p>5.77E-12</text:p>
          </table:table-cell>
          <table:table-cell office:value-type="float" office:value="0.0000000000057815564" calcext:value-type="float">
            <text:p>5.78E-12</text:p>
          </table:table-cell>
          <table:table-cell office:value-type="float" office:value="0.00000000000579230422" calcext:value-type="float">
            <text:p>5.79E-12</text:p>
          </table:table-cell>
          <table:table-cell office:value-type="float" office:value="0.0000000000058066061" calcext:value-type="float">
            <text:p>5.81E-12</text:p>
          </table:table-cell>
          <table:table-cell office:value-type="float" office:value="0.00000000000581234398" calcext:value-type="float">
            <text:p>5.81E-12</text:p>
          </table:table-cell>
          <table:table-cell office:value-type="float" office:value="0.00000000000581457062" calcext:value-type="float">
            <text:p>5.81E-12</text:p>
          </table:table-cell>
          <table:table-cell office:value-type="float" office:value="0.00000000000582185002" calcext:value-type="float">
            <text:p>5.82E-12</text:p>
          </table:table-cell>
          <table:table-cell office:value-type="float" office:value="0.00000000000582870122" calcext:value-type="float">
            <text:p>5.83E-12</text:p>
          </table:table-cell>
          <table:table-cell office:value-type="float" office:value="0.00000000000582985736" calcext:value-type="float">
            <text:p>5.83E-12</text:p>
          </table:table-cell>
          <table:table-cell office:value-type="float" office:value="0.00000000000583628036" calcext:value-type="float">
            <text:p>5.84E-12</text:p>
          </table:table-cell>
          <table:table-cell office:value-type="float" office:value="0.00000000000583970596" calcext:value-type="float">
            <text:p>5.84E-12</text:p>
          </table:table-cell>
          <table:table-cell office:value-type="float" office:value="0.00000000000584227516" calcext:value-type="float">
            <text:p>5.84E-12</text:p>
          </table:table-cell>
          <table:table-cell office:value-type="float" office:value="0.0000000000058451441" calcext:value-type="float">
            <text:p>5.85E-12</text:p>
          </table:table-cell>
          <table:table-cell office:value-type="float" office:value="0.00000000000584998276" calcext:value-type="float">
            <text:p>5.85E-12</text:p>
          </table:table-cell>
          <table:table-cell office:value-type="float" office:value="0.00000000000585233786" calcext:value-type="float">
            <text:p>5.85E-12</text:p>
          </table:table-cell>
          <table:table-cell office:value-type="float" office:value="0.00000000000585503552" calcext:value-type="float">
            <text:p>5.86E-12</text:p>
          </table:table-cell>
          <table:table-cell office:value-type="float" office:value="0.00000000000585769036" calcext:value-type="float">
            <text:p>5.86E-12</text:p>
          </table:table-cell>
          <table:table-cell office:value-type="float" office:value="0.00000000000585816138" calcext:value-type="float">
            <text:p>5.86E-12</text:p>
          </table:table-cell>
          <table:table-cell office:value-type="float" office:value="0.0000000000058592747" calcext:value-type="float">
            <text:p>5.86E-12</text:p>
          </table:table-cell>
          <table:table-cell office:value-type="float" office:value="0.00000000000586000264" calcext:value-type="float">
            <text:p>5.86E-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000000472750992" calcext:value-type="float">
            <text:p>4.73E-12</text:p>
          </table:table-cell>
          <table:table-cell office:value-type="float" office:value="0.00000000000553845876" calcext:value-type="float">
            <text:p>5.54E-12</text:p>
          </table:table-cell>
          <table:table-cell office:value-type="float" office:value="0.00000000000512355352" calcext:value-type="float">
            <text:p>5.12E-12</text:p>
          </table:table-cell>
          <table:table-cell office:value-type="float" office:value="0.0000000000044779872" calcext:value-type="float">
            <text:p>4.48E-12</text:p>
          </table:table-cell>
          <table:table-cell office:value-type="float" office:value="0.00000000000493463208" calcext:value-type="float">
            <text:p>4.93E-12</text:p>
          </table:table-cell>
          <table:table-cell office:value-type="float" office:value="0.0000000000047260864" calcext:value-type="float">
            <text:p>4.73E-12</text:p>
          </table:table-cell>
          <table:table-cell office:value-type="float" office:value="0.00000000000472878092" calcext:value-type="float">
            <text:p>4.73E-12</text:p>
          </table:table-cell>
          <table:table-cell office:value-type="float" office:value="0.00000000000468104216" calcext:value-type="float">
            <text:p>4.68E-12</text:p>
          </table:table-cell>
          <table:table-cell office:value-type="float" office:value="0.00000000000480519344" calcext:value-type="float">
            <text:p>4.81E-12</text:p>
          </table:table-cell>
          <table:table-cell office:value-type="float" office:value="0.00000000000493346276" calcext:value-type="float">
            <text:p>4.93E-12</text:p>
          </table:table-cell>
          <table:table-cell office:value-type="float" office:value="0.00000000000493803836" calcext:value-type="float">
            <text:p>4.94E-12</text:p>
          </table:table-cell>
          <table:table-cell office:value-type="float" office:value="0.0000000000051849174" calcext:value-type="float">
            <text:p>5.18E-12</text:p>
          </table:table-cell>
          <table:table-cell office:value-type="float" office:value="0.0000000000053969202" calcext:value-type="float">
            <text:p>5.40E-12</text:p>
          </table:table-cell>
          <table:table-cell office:value-type="float" office:value="0.00000000000577638996" calcext:value-type="float">
            <text:p>5.78E-12</text:p>
          </table:table-cell>
          <table:table-cell office:value-type="float" office:value="0.00000000000598783352" calcext:value-type="float">
            <text:p>5.99E-12</text:p>
          </table:table-cell>
          <table:table-cell office:value-type="float" office:value="0.00000000000632790228" calcext:value-type="float">
            <text:p>6.33E-12</text:p>
          </table:table-cell>
          <table:table-cell office:value-type="float" office:value="0.00000000000646908496" calcext:value-type="float">
            <text:p>6.47E-12</text:p>
          </table:table-cell>
          <table:table-cell office:value-type="float" office:value="0.00000000000659882864" calcext:value-type="float">
            <text:p>6.60E-12</text:p>
          </table:table-cell>
          <table:table-cell office:value-type="float" office:value="0.00000000000667346176" calcext:value-type="float">
            <text:p>6.67E-12</text:p>
          </table:table-cell>
          <table:table-cell office:value-type="float" office:value="0.00000000000670386408" calcext:value-type="float">
            <text:p>6.70E-12</text:p>
          </table:table-cell>
          <table:table-cell office:value-type="float" office:value="0.0000000000067485016" calcext:value-type="float">
            <text:p>6.75E-12</text:p>
          </table:table-cell>
          <table:table-cell office:value-type="float" office:value="0.00000000000678327616" calcext:value-type="float">
            <text:p>6.78E-12</text:p>
          </table:table-cell>
          <table:table-cell office:value-type="float" office:value="0.0000000000068026462" calcext:value-type="float">
            <text:p>6.80E-12</text:p>
          </table:table-cell>
          <table:table-cell office:value-type="float" office:value="0.000000000006829083" calcext:value-type="float">
            <text:p>6.83E-12</text:p>
          </table:table-cell>
          <table:table-cell office:value-type="float" office:value="0.00000000000684418248" calcext:value-type="float">
            <text:p>6.84E-12</text:p>
          </table:table-cell>
          <table:table-cell office:value-type="float" office:value="0.00000000000685887524" calcext:value-type="float">
            <text:p>6.86E-12</text:p>
          </table:table-cell>
          <table:table-cell office:value-type="float" office:value="0.00000000000687819444" calcext:value-type="float">
            <text:p>6.88E-12</text:p>
          </table:table-cell>
          <table:table-cell office:value-type="float" office:value="0.0000000000068857696" calcext:value-type="float">
            <text:p>6.89E-12</text:p>
          </table:table-cell>
          <table:table-cell office:value-type="float" office:value="0.00000000000688871832" calcext:value-type="float">
            <text:p>6.89E-12</text:p>
          </table:table-cell>
          <table:table-cell office:value-type="float" office:value="0.00000000000689878464" calcext:value-type="float">
            <text:p>6.90E-12</text:p>
          </table:table-cell>
          <table:table-cell office:value-type="float" office:value="0.00000000000690803752" calcext:value-type="float">
            <text:p>6.91E-12</text:p>
          </table:table-cell>
          <table:table-cell office:value-type="float" office:value="0.00000000000690971524" calcext:value-type="float">
            <text:p>6.91E-12</text:p>
          </table:table-cell>
          <table:table-cell office:value-type="float" office:value="0.00000000000691851056" calcext:value-type="float">
            <text:p>6.92E-12</text:p>
          </table:table-cell>
          <table:table-cell office:value-type="float" office:value="0.000000000006923137" calcext:value-type="float">
            <text:p>6.92E-12</text:p>
          </table:table-cell>
          <table:table-cell office:value-type="float" office:value="0.00000000000692649244" calcext:value-type="float">
            <text:p>6.93E-12</text:p>
          </table:table-cell>
          <table:table-cell office:value-type="float" office:value="0.00000000000693071216" calcext:value-type="float">
            <text:p>6.93E-12</text:p>
          </table:table-cell>
          <table:table-cell office:value-type="float" office:value="0.00000000000693742304" calcext:value-type="float">
            <text:p>6.94E-12</text:p>
          </table:table-cell>
          <table:table-cell office:value-type="float" office:value="0.00000000000694077848" calcext:value-type="float">
            <text:p>6.94E-12</text:p>
          </table:table-cell>
          <table:table-cell office:value-type="float" office:value="0.00000000000694454064" calcext:value-type="float">
            <text:p>6.94E-12</text:p>
          </table:table-cell>
          <table:table-cell office:value-type="float" office:value="0.00000000000694789608" calcext:value-type="float">
            <text:p>6.95E-12</text:p>
          </table:table-cell>
          <table:table-cell office:value-type="float" office:value="0.00000000000694876036" calcext:value-type="float">
            <text:p>6.95E-12</text:p>
          </table:table-cell>
          <table:table-cell office:value-type="float" office:value="0.00000000000695043808" calcext:value-type="float">
            <text:p>6.95E-12</text:p>
          </table:table-cell>
          <table:table-cell office:value-type="float" office:value="0.00000000000695125152" calcext:value-type="float">
            <text:p>6.95E-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000000550824876" calcext:value-type="float">
            <text:p>5.51E-12</text:p>
          </table:table-cell>
          <table:table-cell office:value-type="float" office:value="0.00000000000649581436" calcext:value-type="float">
            <text:p>6.50E-12</text:p>
          </table:table-cell>
          <table:table-cell office:value-type="float" office:value="0.0000000000059953362" calcext:value-type="float">
            <text:p>6.00E-12</text:p>
          </table:table-cell>
          <table:table-cell office:value-type="float" office:value="0.00000000000525185234" calcext:value-type="float">
            <text:p>5.25E-12</text:p>
          </table:table-cell>
          <table:table-cell office:value-type="float" office:value="0.00000000000577462844" calcext:value-type="float">
            <text:p>5.77E-12</text:p>
          </table:table-cell>
          <table:table-cell office:value-type="float" office:value="0.00000000000553305746" calcext:value-type="float">
            <text:p>5.53E-12</text:p>
          </table:table-cell>
          <table:table-cell office:value-type="float" office:value="0.00000000000553550844" calcext:value-type="float">
            <text:p>5.54E-12</text:p>
          </table:table-cell>
          <table:table-cell office:value-type="float" office:value="0.00000000000547620668" calcext:value-type="float">
            <text:p>5.48E-12</text:p>
          </table:table-cell>
          <table:table-cell office:value-type="float" office:value="0.0000000000056175266" calcext:value-type="float">
            <text:p>5.62E-12</text:p>
          </table:table-cell>
          <table:table-cell office:value-type="float" office:value="0.00000000000576554188" calcext:value-type="float">
            <text:p>5.77E-12</text:p>
          </table:table-cell>
          <table:table-cell office:value-type="float" office:value="0.00000000000576912868" calcext:value-type="float">
            <text:p>5.77E-12</text:p>
          </table:table-cell>
          <table:table-cell office:value-type="float" office:value="0.00000000000605738784" calcext:value-type="float">
            <text:p>6.06E-12</text:p>
          </table:table-cell>
          <table:table-cell office:value-type="float" office:value="0.00000000000630840406" calcext:value-type="float">
            <text:p>6.31E-12</text:p>
          </table:table-cell>
          <table:table-cell office:value-type="float" office:value="0.00000000000675340638" calcext:value-type="float">
            <text:p>6.75E-12</text:p>
          </table:table-cell>
          <table:table-cell office:value-type="float" office:value="0.0000000000070005369" calcext:value-type="float">
            <text:p>7.00E-12</text:p>
          </table:table-cell>
          <table:table-cell office:value-type="float" office:value="0.0000000000074019596" calcext:value-type="float">
            <text:p>7.40E-12</text:p>
          </table:table-cell>
          <table:table-cell office:value-type="float" office:value="0.00000000000756766976" calcext:value-type="float">
            <text:p>7.57E-12</text:p>
          </table:table-cell>
          <table:table-cell office:value-type="float" office:value="0.00000000000772315754" calcext:value-type="float">
            <text:p>7.72E-12</text:p>
          </table:table-cell>
          <table:table-cell office:value-type="float" office:value="0.00000000000781193084" calcext:value-type="float">
            <text:p>7.81E-12</text:p>
          </table:table-cell>
          <table:table-cell office:value-type="float" office:value="0.00000000000784767928" calcext:value-type="float">
            <text:p>7.85E-12</text:p>
          </table:table-cell>
          <table:table-cell office:value-type="float" office:value="0.00000000000790064436" calcext:value-type="float">
            <text:p>7.90E-12</text:p>
          </table:table-cell>
          <table:table-cell office:value-type="float" office:value="0.00000000000794380552" calcext:value-type="float">
            <text:p>7.94E-12</text:p>
          </table:table-cell>
          <table:table-cell office:value-type="float" office:value="0.00000000000796843488" calcext:value-type="float">
            <text:p>7.97E-12</text:p>
          </table:table-cell>
          <table:table-cell office:value-type="float" office:value="0.00000000000800268882" calcext:value-type="float">
            <text:p>8.00E-12</text:p>
          </table:table-cell>
          <table:table-cell office:value-type="float" office:value="0.00000000000802289446" calcext:value-type="float">
            <text:p>8.02E-12</text:p>
          </table:table-cell>
          <table:table-cell office:value-type="float" office:value="0.00000000000804208384" calcext:value-type="float">
            <text:p>8.04E-12</text:p>
          </table:table-cell>
          <table:table-cell office:value-type="float" office:value="0.00000000000806743056" calcext:value-type="float">
            <text:p>8.07E-12</text:p>
          </table:table-cell>
          <table:table-cell office:value-type="float" office:value="0.00000000000807771272" calcext:value-type="float">
            <text:p>8.08E-12</text:p>
          </table:table-cell>
          <table:table-cell office:value-type="float" office:value="0.00000000000808183754" calcext:value-type="float">
            <text:p>8.08E-12</text:p>
          </table:table-cell>
          <table:table-cell office:value-type="float" office:value="0.00000000000809522826" calcext:value-type="float">
            <text:p>8.10E-12</text:p>
          </table:table-cell>
          <table:table-cell office:value-type="float" office:value="0.00000000000810718426" calcext:value-type="float">
            <text:p>8.11E-12</text:p>
          </table:table-cell>
          <table:table-cell office:value-type="float" office:value="0.00000000000810957546" calcext:value-type="float">
            <text:p>8.11E-12</text:p>
          </table:table-cell>
          <table:table-cell office:value-type="float" office:value="0.00000000000812123256" calcext:value-type="float">
            <text:p>8.12E-12</text:p>
          </table:table-cell>
          <table:table-cell office:value-type="float" office:value="0.0000000000081273899" calcext:value-type="float">
            <text:p>8.13E-12</text:p>
          </table:table-cell>
          <table:table-cell office:value-type="float" office:value="0.0000000000081321723" calcext:value-type="float">
            <text:p>8.13E-12</text:p>
          </table:table-cell>
          <table:table-cell office:value-type="float" office:value="0.00000000000813767206" calcext:value-type="float">
            <text:p>8.14E-12</text:p>
          </table:table-cell>
          <table:table-cell office:value-type="float" office:value="0.00000000000814657928" calcext:value-type="float">
            <text:p>8.15E-12</text:p>
          </table:table-cell>
          <table:table-cell office:value-type="float" office:value="0.00000000000815136168" calcext:value-type="float">
            <text:p>8.15E-12</text:p>
          </table:table-cell>
          <table:table-cell office:value-type="float" office:value="0.00000000000815650276" calcext:value-type="float">
            <text:p>8.16E-12</text:p>
          </table:table-cell>
          <table:table-cell office:value-type="float" office:value="0.00000000000816164384" calcext:value-type="float">
            <text:p>8.16E-12</text:p>
          </table:table-cell>
          <table:table-cell office:value-type="float" office:value="0.0000000000081623612" calcext:value-type="float">
            <text:p>8.16E-12</text:p>
          </table:table-cell>
          <table:table-cell office:value-type="float" office:value="0.0000000000081647524" calcext:value-type="float">
            <text:p>8.16E-12</text:p>
          </table:table-cell>
          <table:table-cell office:value-type="float" office:value="0.00000000000816612734" calcext:value-type="float">
            <text:p>8.17E-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000000635947038" calcext:value-type="float">
            <text:p>6.36E-12</text:p>
          </table:table-cell>
          <table:table-cell office:value-type="float" office:value="0.00000000000754982046" calcext:value-type="float">
            <text:p>7.55E-12</text:p>
          </table:table-cell>
          <table:table-cell office:value-type="float" office:value="0.00000000000695151072" calcext:value-type="float">
            <text:p>6.95E-12</text:p>
          </table:table-cell>
          <table:table-cell office:value-type="float" office:value="0.00000000000610319124" calcext:value-type="float">
            <text:p>6.10E-12</text:p>
          </table:table-cell>
          <table:table-cell office:value-type="float" office:value="0.00000000000669620682" calcext:value-type="float">
            <text:p>6.70E-12</text:p>
          </table:table-cell>
          <table:table-cell office:value-type="float" office:value="0.0000000000064198656" calcext:value-type="float">
            <text:p>6.42E-12</text:p>
          </table:table-cell>
          <table:table-cell office:value-type="float" office:value="0.00000000000642104982" calcext:value-type="float">
            <text:p>6.42E-12</text:p>
          </table:table-cell>
          <table:table-cell office:value-type="float" office:value="0.00000000000634923036" calcext:value-type="float">
            <text:p>6.35E-12</text:p>
          </table:table-cell>
          <table:table-cell office:value-type="float" office:value="0.0000000000065083338" calcext:value-type="float">
            <text:p>6.51E-12</text:p>
          </table:table-cell>
          <table:table-cell office:value-type="float" office:value="0.00000000000667816488" calcext:value-type="float">
            <text:p>6.68E-12</text:p>
          </table:table-cell>
          <table:table-cell office:value-type="float" office:value="0.00000000000668032434" calcext:value-type="float">
            <text:p>6.68E-12</text:p>
          </table:table-cell>
          <table:table-cell office:value-type="float" office:value="0.00000000000701343846" calcext:value-type="float">
            <text:p>7.01E-12</text:p>
          </table:table-cell>
          <table:table-cell office:value-type="float" office:value="0.00000000000730754298" calcext:value-type="float">
            <text:p>7.31E-12</text:p>
          </table:table-cell>
          <table:table-cell office:value-type="float" office:value="0.0000000000078245595" calcext:value-type="float">
            <text:p>7.82E-12</text:p>
          </table:table-cell>
          <table:table-cell office:value-type="float" office:value="0.0000000000081108621" calcext:value-type="float">
            <text:p>8.11E-12</text:p>
          </table:table-cell>
          <table:table-cell office:value-type="float" office:value="0.0000000000085789773" calcext:value-type="float">
            <text:p>8.58E-12</text:p>
          </table:table-cell>
          <table:table-cell office:value-type="float" office:value="0.00000000000877221414" calcext:value-type="float">
            <text:p>8.77E-12</text:p>
          </table:table-cell>
          <table:table-cell office:value-type="float" office:value="0.00000000000895625586" calcext:value-type="float">
            <text:p>8.96E-12</text:p>
          </table:table-cell>
          <table:table-cell office:value-type="float" office:value="0.0000000000090606762" calcext:value-type="float">
            <text:p>9.06E-12</text:p>
          </table:table-cell>
          <table:table-cell office:value-type="float" office:value="0.00000000000910233288" calcext:value-type="float">
            <text:p>9.10E-12</text:p>
          </table:table-cell>
          <table:table-cell office:value-type="float" office:value="0.0000000000091641213" calcext:value-type="float">
            <text:p>9.16E-12</text:p>
          </table:table-cell>
          <table:table-cell office:value-type="float" office:value="0.00000000000921643596" calcext:value-type="float">
            <text:p>9.22E-12</text:p>
          </table:table-cell>
          <table:table-cell office:value-type="float" office:value="0.00000000000924813126" calcext:value-type="float">
            <text:p>9.25E-12</text:p>
          </table:table-cell>
          <table:table-cell office:value-type="float" office:value="0.00000000000929201706" calcext:value-type="float">
            <text:p>9.29E-12</text:p>
          </table:table-cell>
          <table:table-cell office:value-type="float" office:value="0.00000000000931820922" calcext:value-type="float">
            <text:p>9.32E-12</text:p>
          </table:table-cell>
          <table:table-cell office:value-type="float" office:value="0.00000000000934307784" calcext:value-type="float">
            <text:p>9.34E-12</text:p>
          </table:table-cell>
          <table:table-cell office:value-type="float" office:value="0.00000000000937560906" calcext:value-type="float">
            <text:p>9.38E-12</text:p>
          </table:table-cell>
          <table:table-cell office:value-type="float" office:value="0.00000000000938884446" calcext:value-type="float">
            <text:p>9.39E-12</text:p>
          </table:table-cell>
          <table:table-cell office:value-type="float" office:value="0.00000000000939448692" calcext:value-type="float">
            <text:p>9.39E-12</text:p>
          </table:table-cell>
          <table:table-cell office:value-type="float" office:value="0.00000000000941183226" calcext:value-type="float">
            <text:p>9.41E-12</text:p>
          </table:table-cell>
          <table:table-cell office:value-type="float" office:value="0.00000000000942764508" calcext:value-type="float">
            <text:p>9.43E-12</text:p>
          </table:table-cell>
          <table:table-cell office:value-type="float" office:value="0.00000000000943043148" calcext:value-type="float">
            <text:p>9.43E-12</text:p>
          </table:table-cell>
          <table:table-cell office:value-type="float" office:value="0.000000000009445896" calcext:value-type="float">
            <text:p>9.45E-12</text:p>
          </table:table-cell>
          <table:table-cell office:value-type="float" office:value="0.00000000000945411588" calcext:value-type="float">
            <text:p>9.45E-12</text:p>
          </table:table-cell>
          <table:table-cell office:value-type="float" office:value="0.00000000000946045494" calcext:value-type="float">
            <text:p>9.46E-12</text:p>
          </table:table-cell>
          <table:table-cell office:value-type="float" office:value="0.00000000000946797822" calcext:value-type="float">
            <text:p>9.47E-12</text:p>
          </table:table-cell>
          <table:table-cell office:value-type="float" office:value="0.00000000000947995974" calcext:value-type="float">
            <text:p>9.48E-12</text:p>
          </table:table-cell>
          <table:table-cell office:value-type="float" office:value="0.0000000000094859505" calcext:value-type="float">
            <text:p>9.49E-12</text:p>
          </table:table-cell>
          <table:table-cell office:value-type="float" office:value="0.0000000000094929165" calcext:value-type="float">
            <text:p>9.49E-12</text:p>
          </table:table-cell>
          <table:table-cell office:value-type="float" office:value="0.0000000000094998825" calcext:value-type="float">
            <text:p>9.50E-12</text:p>
          </table:table-cell>
          <table:table-cell office:value-type="float" office:value="0.00000000000950113638" calcext:value-type="float">
            <text:p>9.50E-12</text:p>
          </table:table-cell>
          <table:table-cell office:value-type="float" office:value="0.00000000000950427108" calcext:value-type="float">
            <text:p>9.50E-12</text:p>
          </table:table-cell>
          <table:table-cell office:value-type="float" office:value="0.00000000000950587326" calcext:value-type="float">
            <text:p>9.51E-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000000728794096" calcext:value-type="float">
            <text:p>7.29E-12</text:p>
          </table:table-cell>
          <table:table-cell office:value-type="float" office:value="0.00000000000870764984" calcext:value-type="float">
            <text:p>8.71E-12</text:p>
          </table:table-cell>
          <table:table-cell office:value-type="float" office:value="0.0000000000079992052" calcext:value-type="float">
            <text:p>8.00E-12</text:p>
          </table:table-cell>
          <table:table-cell office:value-type="float" office:value="0.00000000000703893" calcext:value-type="float">
            <text:p>7.04E-12</text:p>
          </table:table-cell>
          <table:table-cell office:value-type="float" office:value="0.00000000000770645016" calcext:value-type="float">
            <text:p>7.71E-12</text:p>
          </table:table-cell>
          <table:table-cell office:value-type="float" office:value="0.00000000000739266896" calcext:value-type="float">
            <text:p>7.39E-12</text:p>
          </table:table-cell>
          <table:table-cell office:value-type="float" office:value="0.00000000000739307176" calcext:value-type="float">
            <text:p>7.39E-12</text:p>
          </table:table-cell>
          <table:table-cell office:value-type="float" office:value="0.00000000000730606696" calcext:value-type="float">
            <text:p>7.31E-12</text:p>
          </table:table-cell>
          <table:table-cell office:value-type="float" office:value="0.0000000000074848296" calcext:value-type="float">
            <text:p>7.48E-12</text:p>
          </table:table-cell>
          <table:table-cell office:value-type="float" office:value="0.00000000000767809304" calcext:value-type="float">
            <text:p>7.68E-12</text:p>
          </table:table-cell>
          <table:table-cell office:value-type="float" office:value="0.00000000000767849584" calcext:value-type="float">
            <text:p>7.68E-12</text:p>
          </table:table-cell>
          <table:table-cell office:value-type="float" office:value="0.00000000000806075304" calcext:value-type="float">
            <text:p>8.06E-12</text:p>
          </table:table-cell>
          <table:table-cell office:value-type="float" office:value="0.00000000000840208576" calcext:value-type="float">
            <text:p>8.40E-12</text:p>
          </table:table-cell>
          <table:table-cell office:value-type="float" office:value="0.00000000000899798808" calcext:value-type="float">
            <text:p>9.00E-12</text:p>
          </table:table-cell>
          <table:table-cell office:value-type="float" office:value="0.00000000000932675344" calcext:value-type="float">
            <text:p>9.33E-12</text:p>
          </table:table-cell>
          <table:table-cell office:value-type="float" office:value="0.00000000000986843888" calcext:value-type="float">
            <text:p>9.87E-12</text:p>
          </table:table-cell>
          <table:table-cell office:value-type="float" office:value="0.00000000001009159008" calcext:value-type="float">
            <text:p>1.01E-11</text:p>
          </table:table-cell>
          <table:table-cell office:value-type="float" office:value="0.00000000001030741032" calcext:value-type="float">
            <text:p>1.03E-11</text:p>
          </table:table-cell>
          <table:table-cell office:value-type="float" office:value="0.00000000001042881424" calcext:value-type="float">
            <text:p>1.04E-11</text:p>
          </table:table-cell>
          <table:table-cell office:value-type="float" office:value="0.00000000001047698912" calcext:value-type="float">
            <text:p>1.05E-11</text:p>
          </table:table-cell>
          <table:table-cell office:value-type="float" office:value="0.00000000001054860696" calcext:value-type="float">
            <text:p>1.05E-11</text:p>
          </table:table-cell>
          <table:table-cell office:value-type="float" office:value="0.00000000001061168544" calcext:value-type="float">
            <text:p>1.06E-11</text:p>
          </table:table-cell>
          <table:table-cell office:value-type="float" office:value="0.00000000001065107928" calcext:value-type="float">
            <text:p>1.07E-11</text:p>
          </table:table-cell>
          <table:table-cell office:value-type="float" office:value="0.00000000001070618232" calcext:value-type="float">
            <text:p>1.07E-11</text:p>
          </table:table-cell>
          <table:table-cell office:value-type="float" office:value="0.00000000001073961472" calcext:value-type="float">
            <text:p>1.07E-11</text:p>
          </table:table-cell>
          <table:table-cell office:value-type="float" office:value="0.00000000001077143592" calcext:value-type="float">
            <text:p>1.08E-11</text:p>
          </table:table-cell>
          <table:table-cell office:value-type="float" office:value="0.00000000001081260208" calcext:value-type="float">
            <text:p>1.08E-11</text:p>
          </table:table-cell>
          <table:table-cell office:value-type="float" office:value="0.00000000001082976136" calcext:value-type="float">
            <text:p>1.08E-11</text:p>
          </table:table-cell>
          <table:table-cell office:value-type="float" office:value="0.00000000001083725344" calcext:value-type="float">
            <text:p>1.08E-11</text:p>
          </table:table-cell>
          <table:table-cell office:value-type="float" office:value="0.00000000001085956856" calcext:value-type="float">
            <text:p>1.09E-11</text:p>
          </table:table-cell>
          <table:table-cell office:value-type="float" office:value="0.00000000001087938632" calcext:value-type="float">
            <text:p>1.09E-11</text:p>
          </table:table-cell>
          <table:table-cell office:value-type="float" office:value="0.0000000000108832532" calcext:value-type="float">
            <text:p>1.09E-11</text:p>
          </table:table-cell>
          <table:table-cell office:value-type="float" office:value="0.00000000001090307096" calcext:value-type="float">
            <text:p>1.09E-11</text:p>
          </table:table-cell>
          <table:table-cell office:value-type="float" office:value="0.00000000001091378544" calcext:value-type="float">
            <text:p>1.09E-11</text:p>
          </table:table-cell>
          <table:table-cell office:value-type="float" office:value="0.00000000001092216368" calcext:value-type="float">
            <text:p>1.09E-11</text:p>
          </table:table-cell>
          <table:table-cell office:value-type="float" office:value="0.00000000001093191144" calcext:value-type="float">
            <text:p>1.09E-11</text:p>
          </table:table-cell>
          <table:table-cell office:value-type="float" office:value="0.00000000001094745952" calcext:value-type="float">
            <text:p>1.09E-11</text:p>
          </table:table-cell>
          <table:table-cell office:value-type="float" office:value="0.00000000001095559608" calcext:value-type="float">
            <text:p>1.10E-11</text:p>
          </table:table-cell>
          <table:table-cell office:value-type="float" office:value="0.00000000001096469936" calcext:value-type="float">
            <text:p>1.10E-11</text:p>
          </table:table-cell>
          <table:table-cell office:value-type="float" office:value="0.00000000001097372208" calcext:value-type="float">
            <text:p>1.10E-11</text:p>
          </table:table-cell>
          <table:table-cell office:value-type="float" office:value="0.00000000001097573608" calcext:value-type="float">
            <text:p>1.10E-11</text:p>
          </table:table-cell>
          <table:table-cell office:value-type="float" office:value="0.00000000001097960296" calcext:value-type="float">
            <text:p>1.10E-11</text:p>
          </table:table-cell>
          <table:table-cell office:value-type="float" office:value="0.00000000001098218088" calcext:value-type="float">
            <text:p>1.10E-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00828604428" calcext:value-type="float">
            <text:p>8.29E-12</text:p>
          </table:table-cell>
          <table:table-cell office:value-type="float" office:value="0.00000000000996383028" calcext:value-type="float">
            <text:p>9.96E-12</text:p>
          </table:table-cell>
          <table:table-cell office:value-type="float" office:value="0.00000000000913196272" calcext:value-type="float">
            <text:p>9.13E-12</text:p>
          </table:table-cell>
          <table:table-cell office:value-type="float" office:value="0.00000000000805392744" calcext:value-type="float">
            <text:p>8.05E-12</text:p>
          </table:table-cell>
          <table:table-cell office:value-type="float" office:value="0.00000000000879871652" calcext:value-type="float">
            <text:p>8.80E-12</text:p>
          </table:table-cell>
          <table:table-cell office:value-type="float" office:value="0.00000000000844652012" calcext:value-type="float">
            <text:p>8.45E-12</text:p>
          </table:table-cell>
          <table:table-cell office:value-type="float" office:value="0.00000000000844541084" calcext:value-type="float">
            <text:p>8.45E-12</text:p>
          </table:table-cell>
          <table:table-cell office:value-type="float" office:value="0.00000000000834206292" calcext:value-type="float">
            <text:p>8.34E-12</text:p>
          </table:table-cell>
          <table:table-cell office:value-type="float" office:value="0.00000000000854090136" calcext:value-type="float">
            <text:p>8.54E-12</text:p>
          </table:table-cell>
          <table:table-cell office:value-type="float" office:value="0.00000000000875970684" calcext:value-type="float">
            <text:p>8.76E-12</text:p>
          </table:table-cell>
          <table:table-cell office:value-type="float" office:value="0.00000000000875785804" calcext:value-type="float">
            <text:p>8.76E-12</text:p>
          </table:table-cell>
          <table:table-cell office:value-type="float" office:value="0.00000000000919288068" calcext:value-type="float">
            <text:p>9.19E-12</text:p>
          </table:table-cell>
          <table:table-cell office:value-type="float" office:value="0.00000000000958621288" calcext:value-type="float">
            <text:p>9.59E-12</text:p>
          </table:table-cell>
          <table:table-cell office:value-type="float" office:value="0.00000000001026721836" calcext:value-type="float">
            <text:p>1.03E-11</text:p>
          </table:table-cell>
          <table:table-cell office:value-type="float" office:value="0.00000000001064086084" calcext:value-type="float">
            <text:p>1.06E-11</text:p>
          </table:table-cell>
          <table:table-cell office:value-type="float" office:value="0.00000000001126224252" calcext:value-type="float">
            <text:p>1.13E-11</text:p>
          </table:table-cell>
          <table:table-cell office:value-type="float" office:value="0.00000000001151765424" calcext:value-type="float">
            <text:p>1.15E-11</text:p>
          </table:table-cell>
          <table:table-cell office:value-type="float" office:value="0.00000000001176862884" calcext:value-type="float">
            <text:p>1.18E-11</text:p>
          </table:table-cell>
          <table:table-cell office:value-type="float" office:value="0.00000000001190839812" calcext:value-type="float">
            <text:p>1.19E-11</text:p>
          </table:table-cell>
          <table:table-cell office:value-type="float" office:value="0.00000000001196339992" calcext:value-type="float">
            <text:p>1.20E-11</text:p>
          </table:table-cell>
          <table:table-cell office:value-type="float" office:value="0.00000000001204530176" calcext:value-type="float">
            <text:p>1.20E-11</text:p>
          </table:table-cell>
          <table:table-cell office:value-type="float" office:value="0.00000000001212017816" calcext:value-type="float">
            <text:p>1.21E-11</text:p>
          </table:table-cell>
          <table:table-cell office:value-type="float" office:value="0.0000000000121688016" calcext:value-type="float">
            <text:p>1.22E-11</text:p>
          </table:table-cell>
          <table:table-cell office:value-type="float" office:value="0.0000000000122376694" calcext:value-type="float">
            <text:p>1.22E-11</text:p>
          </table:table-cell>
          <table:table-cell office:value-type="float" office:value="0.00000000001227889764" calcext:value-type="float">
            <text:p>1.23E-11</text:p>
          </table:table-cell>
          <table:table-cell office:value-type="float" office:value="0.00000000001231910904" calcext:value-type="float">
            <text:p>1.23E-11</text:p>
          </table:table-cell>
          <table:table-cell office:value-type="float" office:value="0.00000000001237059812" calcext:value-type="float">
            <text:p>1.24E-11</text:p>
          </table:table-cell>
          <table:table-cell office:value-type="float" office:value="0.00000000001239241396" calcext:value-type="float">
            <text:p>1.24E-11</text:p>
          </table:table-cell>
          <table:table-cell office:value-type="float" office:value="0.00000000001240193528" calcext:value-type="float">
            <text:p>1.24E-11</text:p>
          </table:table-cell>
          <table:table-cell office:value-type="float" office:value="0.00000000001243031436" calcext:value-type="float">
            <text:p>1.24E-11</text:p>
          </table:table-cell>
          <table:table-cell office:value-type="float" office:value="0.0000000000124553656" calcext:value-type="float">
            <text:p>1.25E-11</text:p>
          </table:table-cell>
          <table:table-cell office:value-type="float" office:value="0.00000000001246054224" calcext:value-type="float">
            <text:p>1.25E-11</text:p>
          </table:table-cell>
          <table:table-cell office:value-type="float" office:value="0.00000000001248522372" calcext:value-type="float">
            <text:p>1.25E-11</text:p>
          </table:table-cell>
          <table:table-cell office:value-type="float" office:value="0.0000000000124988124" calcext:value-type="float">
            <text:p>1.25E-11</text:p>
          </table:table-cell>
          <table:table-cell office:value-type="float" office:value="0.0000000000125099052" calcext:value-type="float">
            <text:p>1.25E-11</text:p>
          </table:table-cell>
          <table:table-cell office:value-type="float" office:value="0.0000000000125223846" calcext:value-type="float">
            <text:p>1.25E-11</text:p>
          </table:table-cell>
          <table:table-cell office:value-type="float" office:value="0.00000000001254262896" calcext:value-type="float">
            <text:p>1.25E-11</text:p>
          </table:table-cell>
          <table:table-cell office:value-type="float" office:value="0.00000000001255298224" calcext:value-type="float">
            <text:p>1.26E-11</text:p>
          </table:table-cell>
          <table:table-cell office:value-type="float" office:value="0.00000000001256472212" calcext:value-type="float">
            <text:p>1.26E-11</text:p>
          </table:table-cell>
          <table:table-cell office:value-type="float" office:value="0.0000000000125769242" calcext:value-type="float">
            <text:p>1.26E-11</text:p>
          </table:table-cell>
          <table:table-cell office:value-type="float" office:value="0.000000000012578773" calcext:value-type="float">
            <text:p>1.26E-11</text:p>
          </table:table-cell>
          <table:table-cell office:value-type="float" office:value="0.0000000000125843194" calcext:value-type="float">
            <text:p>1.26E-11</text:p>
          </table:table-cell>
          <table:table-cell office:value-type="float" office:value="0.0000000000125875548" calcext:value-type="float">
            <text:p>1.26E-1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00000093618388" calcext:value-type="float">
            <text:p>9.36E-12</text:p>
          </table:table-cell>
          <table:table-cell office:value-type="float" office:value="0.0000000000113274434" calcext:value-type="float">
            <text:p>1.13E-11</text:p>
          </table:table-cell>
          <table:table-cell office:value-type="float" office:value="0.0000000000103585012" calcext:value-type="float">
            <text:p>1.04E-11</text:p>
          </table:table-cell>
          <table:table-cell office:value-type="float" office:value="0.0000000000091567304" calcext:value-type="float">
            <text:p>9.16E-12</text:p>
          </table:table-cell>
          <table:table-cell office:value-type="float" office:value="0.0000000000099826448" calcext:value-type="float">
            <text:p>9.98E-12</text:p>
          </table:table-cell>
          <table:table-cell office:value-type="float" office:value="0.0000000000095899244" calcext:value-type="float">
            <text:p>9.59E-12</text:p>
          </table:table-cell>
          <table:table-cell office:value-type="float" office:value="0.000000000009587711" calcext:value-type="float">
            <text:p>9.59E-12</text:p>
          </table:table-cell>
          <table:table-cell office:value-type="float" office:value="0.0000000000094657632" calcext:value-type="float">
            <text:p>9.47E-12</text:p>
          </table:table-cell>
          <table:table-cell office:value-type="float" office:value="0.0000000000096861546" calcext:value-type="float">
            <text:p>9.69E-12</text:p>
          </table:table-cell>
          <table:table-cell office:value-type="float" office:value="0.0000000000099320528" calcext:value-type="float">
            <text:p>9.93E-12</text:p>
          </table:table-cell>
          <table:table-cell office:value-type="float" office:value="0.000000000009927626" calcext:value-type="float">
            <text:p>9.93E-12</text:p>
          </table:table-cell>
          <table:table-cell office:value-type="float" office:value="0.0000000000104191062" calcext:value-type="float">
            <text:p>1.04E-11</text:p>
          </table:table-cell>
          <table:table-cell office:value-type="float" office:value="0.0000000000108692696" calcext:value-type="float">
            <text:p>1.09E-11</text:p>
          </table:table-cell>
          <table:table-cell office:value-type="float" office:value="0.000000000011641957" calcext:value-type="float">
            <text:p>1.16E-11</text:p>
          </table:table-cell>
          <table:table-cell office:value-type="float" office:value="0.0000000000120638732" calcext:value-type="float">
            <text:p>1.21E-11</text:p>
          </table:table-cell>
          <table:table-cell office:value-type="float" office:value="0.0000000000127716342" calcext:value-type="float">
            <text:p>1.28E-11</text:p>
          </table:table-cell>
          <table:table-cell office:value-type="float" office:value="0.0000000000130619058" calcext:value-type="float">
            <text:p>1.31E-11</text:p>
          </table:table-cell>
          <table:table-cell office:value-type="float" office:value="0.0000000000133512288" calcext:value-type="float">
            <text:p>1.34E-11</text:p>
          </table:table-cell>
          <table:table-cell office:value-type="float" office:value="0.0000000000135113314" calcext:value-type="float">
            <text:p>1.35E-11</text:p>
          </table:table-cell>
          <table:table-cell office:value-type="float" office:value="0.000000000013572885" calcext:value-type="float">
            <text:p>1.36E-11</text:p>
          </table:table-cell>
          <table:table-cell office:value-type="float" office:value="0.0000000000136658478" calcext:value-type="float">
            <text:p>1.37E-11</text:p>
          </table:table-cell>
          <table:table-cell office:value-type="float" office:value="0.0000000000137544892" calcext:value-type="float">
            <text:p>1.38E-11</text:p>
          </table:table-cell>
          <table:table-cell office:value-type="float" office:value="0.0000000000138133024" calcext:value-type="float">
            <text:p>1.38E-11</text:p>
          </table:table-cell>
          <table:table-cell office:value-type="float" office:value="0.0000000000138977278" calcext:value-type="float">
            <text:p>1.39E-11</text:p>
          </table:table-cell>
          <table:table-cell office:value-type="float" office:value="0.0000000000139490576" calcext:value-type="float">
            <text:p>1.39E-11</text:p>
          </table:table-cell>
          <table:table-cell office:value-type="float" office:value="0.0000000000139985956" calcext:value-type="float">
            <text:p>1.40E-11</text:p>
          </table:table-cell>
          <table:table-cell office:value-type="float" office:value="0.0000000000140623626" calcext:value-type="float">
            <text:p>1.41E-11</text:p>
          </table:table-cell>
          <table:table-cell office:value-type="float" office:value="0.0000000000140899774" calcext:value-type="float">
            <text:p>1.41E-11</text:p>
          </table:table-cell>
          <table:table-cell office:value-type="float" office:value="0.0000000000141018876" calcext:value-type="float">
            <text:p>1.41E-11</text:p>
          </table:table-cell>
          <table:table-cell office:value-type="float" office:value="0.0000000000141371966" calcext:value-type="float">
            <text:p>1.41E-11</text:p>
          </table:table-cell>
          <table:table-cell office:value-type="float" office:value="0.000000000014168395" calcext:value-type="float">
            <text:p>1.42E-11</text:p>
          </table:table-cell>
          <table:table-cell office:value-type="float" office:value="0.0000000000141748244" calcext:value-type="float">
            <text:p>1.42E-11</text:p>
          </table:table-cell>
          <table:table-cell office:value-type="float" office:value="0.0000000000142060228" calcext:value-type="float">
            <text:p>1.42E-11</text:p>
          </table:table-cell>
          <table:table-cell office:value-type="float" office:value="0.0000000000142229922" calcext:value-type="float">
            <text:p>1.42E-11</text:p>
          </table:table-cell>
          <table:table-cell office:value-type="float" office:value="0.0000000000142372212" calcext:value-type="float">
            <text:p>1.42E-11</text:p>
          </table:table-cell>
          <table:table-cell office:value-type="float" office:value="0.0000000000142528204" calcext:value-type="float">
            <text:p>1.43E-11</text:p>
          </table:table-cell>
          <table:table-cell office:value-type="float" office:value="0.0000000000142784326" calcext:value-type="float">
            <text:p>1.43E-11</text:p>
          </table:table-cell>
          <table:table-cell office:value-type="float" office:value="0.0000000000142918184" calcext:value-type="float">
            <text:p>1.43E-11</text:p>
          </table:table-cell>
          <table:table-cell office:value-type="float" office:value="0.0000000000143068906" calcext:value-type="float">
            <text:p>1.43E-11</text:p>
          </table:table-cell>
          <table:table-cell office:value-type="float" office:value="0.0000000000143224898" calcext:value-type="float">
            <text:p>1.43E-11</text:p>
          </table:table-cell>
          <table:table-cell office:value-type="float" office:value="0.0000000000143252302" calcext:value-type="float">
            <text:p>1.43E-11</text:p>
          </table:table-cell>
          <table:table-cell office:value-type="float" office:value="0.0000000000143321866" calcext:value-type="float">
            <text:p>1.43E-11</text:p>
          </table:table-cell>
          <table:table-cell office:value-type="float" office:value="0.0000000000143362972" calcext:value-type="float">
            <text:p>1.43E-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00000105098268" calcext:value-type="float">
            <text:p>1.05E-11</text:p>
          </table:table-cell>
          <table:table-cell office:value-type="float" office:value="0.0000000000127945458" calcext:value-type="float">
            <text:p>1.28E-11</text:p>
          </table:table-cell>
          <table:table-cell office:value-type="float" office:value="0.0000000000116739768" calcext:value-type="float">
            <text:p>1.17E-11</text:p>
          </table:table-cell>
          <table:table-cell office:value-type="float" office:value="0.0000000000103427862" calcext:value-type="float">
            <text:p>1.03E-11</text:p>
          </table:table-cell>
          <table:table-cell office:value-type="float" office:value="0.0000000000112520172" calcext:value-type="float">
            <text:p>1.13E-11</text:p>
          </table:table-cell>
          <table:table-cell office:value-type="float" office:value="0.0000000000108189534" calcext:value-type="float">
            <text:p>1.08E-11</text:p>
          </table:table-cell>
          <table:table-cell office:value-type="float" office:value="0.000000000010814058" calcext:value-type="float">
            <text:p>1.08E-11</text:p>
          </table:table-cell>
          <table:table-cell office:value-type="float" office:value="0.0000000000106712556" calcext:value-type="float">
            <text:p>1.07E-11</text:p>
          </table:table-cell>
          <table:table-cell office:value-type="float" office:value="0.0000000000109144734" calcext:value-type="float">
            <text:p>1.09E-11</text:p>
          </table:table-cell>
          <table:table-cell office:value-type="float" office:value="0.000000000011190168" calcext:value-type="float">
            <text:p>1.12E-11</text:p>
          </table:table-cell>
          <table:table-cell office:value-type="float" office:value="0.0000000000111821682" calcext:value-type="float">
            <text:p>1.12E-11</text:p>
          </table:table-cell>
          <table:table-cell office:value-type="float" office:value="0.0000000000117347514" calcext:value-type="float">
            <text:p>1.17E-11</text:p>
          </table:table-cell>
          <table:table-cell office:value-type="float" office:value="0.0000000000122455446" calcext:value-type="float">
            <text:p>1.22E-11</text:p>
          </table:table-cell>
          <table:table-cell office:value-type="float" office:value="0.00000000001311609" calcext:value-type="float">
            <text:p>1.31E-11</text:p>
          </table:table-cell>
          <table:table-cell office:value-type="float" office:value="0.0000000000135898692" calcext:value-type="float">
            <text:p>1.36E-11</text:p>
          </table:table-cell>
          <table:table-cell office:value-type="float" office:value="0.0000000000143899686" calcext:value-type="float">
            <text:p>1.44E-11</text:p>
          </table:table-cell>
          <table:table-cell office:value-type="float" office:value="0.0000000000147167664" calcext:value-type="float">
            <text:p>1.47E-11</text:p>
          </table:table-cell>
          <table:table-cell office:value-type="float" office:value="0.000000000015047982" calcext:value-type="float">
            <text:p>1.50E-11</text:p>
          </table:table-cell>
          <table:table-cell office:value-type="float" office:value="0.00000000001522947" calcext:value-type="float">
            <text:p>1.52E-11</text:p>
          </table:table-cell>
          <table:table-cell office:value-type="float" office:value="0.0000000000152982444" calcext:value-type="float">
            <text:p>1.53E-11</text:p>
          </table:table-cell>
          <table:table-cell office:value-type="float" office:value="0.0000000000154030776" calcext:value-type="float">
            <text:p>1.54E-11</text:p>
          </table:table-cell>
          <table:table-cell office:value-type="float" office:value="0.000000000015506478" calcext:value-type="float">
            <text:p>1.55E-11</text:p>
          </table:table-cell>
          <table:table-cell office:value-type="float" office:value="0.0000000000155771628" calcext:value-type="float">
            <text:p>1.56E-11</text:p>
          </table:table-cell>
          <table:table-cell office:value-type="float" office:value="0.000000000015679608" calcext:value-type="float">
            <text:p>1.57E-11</text:p>
          </table:table-cell>
          <table:table-cell office:value-type="float" office:value="0.0000000000157424124" calcext:value-type="float">
            <text:p>1.57E-11</text:p>
          </table:table-cell>
          <table:table-cell office:value-type="float" office:value="0.0000000000158033064" calcext:value-type="float">
            <text:p>1.58E-11</text:p>
          </table:table-cell>
          <table:table-cell office:value-type="float" office:value="0.0000000000158809164" calcext:value-type="float">
            <text:p>1.59E-11</text:p>
          </table:table-cell>
          <table:table-cell office:value-type="float" office:value="0.0000000000159144678" calcext:value-type="float">
            <text:p>1.59E-11</text:p>
          </table:table-cell>
          <table:table-cell office:value-type="float" office:value="0.0000000000159293928" calcext:value-type="float">
            <text:p>1.59E-11</text:p>
          </table:table-cell>
          <table:table-cell office:value-type="float" office:value="0.0000000000159734514" calcext:value-type="float">
            <text:p>1.60E-11</text:p>
          </table:table-cell>
          <table:table-cell office:value-type="float" office:value="0.0000000000160114206" calcext:value-type="float">
            <text:p>1.60E-11</text:p>
          </table:table-cell>
          <table:table-cell office:value-type="float" office:value="0.0000000000160194204" calcext:value-type="float">
            <text:p>1.60E-11</text:p>
          </table:table-cell>
          <table:table-cell office:value-type="float" office:value="0.0000000000160579866" calcext:value-type="float">
            <text:p>1.61E-11</text:p>
          </table:table-cell>
          <table:table-cell office:value-type="float" office:value="0.0000000000160797174" calcext:value-type="float">
            <text:p>1.61E-11</text:p>
          </table:table-cell>
          <table:table-cell office:value-type="float" office:value="0.0000000000160971498" calcext:value-type="float">
            <text:p>1.61E-11</text:p>
          </table:table-cell>
          <table:table-cell office:value-type="float" office:value="0.0000000000161169702" calcext:value-type="float">
            <text:p>1.61E-11</text:p>
          </table:table-cell>
          <table:table-cell office:value-type="float" office:value="0.0000000000161487306" calcext:value-type="float">
            <text:p>1.61E-11</text:p>
          </table:table-cell>
          <table:table-cell office:value-type="float" office:value="0.0000000000161654466" calcext:value-type="float">
            <text:p>1.62E-11</text:p>
          </table:table-cell>
          <table:table-cell office:value-type="float" office:value="0.0000000000161847894" calcext:value-type="float">
            <text:p>1.62E-11</text:p>
          </table:table-cell>
          <table:table-cell office:value-type="float" office:value="0.0000000000162040128" calcext:value-type="float">
            <text:p>1.62E-11</text:p>
          </table:table-cell>
          <table:table-cell office:value-type="float" office:value="0.0000000000162077142" calcext:value-type="float">
            <text:p>1.62E-11</text:p>
          </table:table-cell>
          <table:table-cell office:value-type="float" office:value="0.0000000000162164304" calcext:value-type="float">
            <text:p>1.62E-11</text:p>
          </table:table-cell>
          <table:table-cell office:value-type="float" office:value="0.0000000000162214452" calcext:value-type="float">
            <text:p>1.62E-1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00000011733242" calcext:value-type="float">
            <text:p>1.17E-11</text:p>
          </table:table-cell>
          <table:table-cell office:value-type="float" office:value="0.0000000000143698455" calcext:value-type="float">
            <text:p>1.44E-11</text:p>
          </table:table-cell>
          <table:table-cell office:value-type="float" office:value="0.000000000013082008" calcext:value-type="float">
            <text:p>1.31E-11</text:p>
          </table:table-cell>
          <table:table-cell office:value-type="float" office:value="0.0000000000116163615" calcext:value-type="float">
            <text:p>1.16E-11</text:p>
          </table:table-cell>
          <table:table-cell office:value-type="float" office:value="0.0000000000126124685" calcext:value-type="float">
            <text:p>1.26E-11</text:p>
          </table:table-cell>
          <table:table-cell office:value-type="float" office:value="0.000000000012136204" calcext:value-type="float">
            <text:p>1.21E-11</text:p>
          </table:table-cell>
          <table:table-cell office:value-type="float" office:value="0.0000000000121296135" calcext:value-type="float">
            <text:p>1.21E-11</text:p>
          </table:table-cell>
          <table:table-cell office:value-type="float" office:value="0.000000000011964582" calcext:value-type="float">
            <text:p>1.20E-11</text:p>
          </table:table-cell>
          <table:table-cell office:value-type="float" office:value="0.00000000001223143" calcext:value-type="float">
            <text:p>1.22E-11</text:p>
          </table:table-cell>
          <table:table-cell office:value-type="float" office:value="0.000000000012538359" calcext:value-type="float">
            <text:p>1.25E-11</text:p>
          </table:table-cell>
          <table:table-cell office:value-type="float" office:value="0.000000000012526792" calcext:value-type="float">
            <text:p>1.25E-11</text:p>
          </table:table-cell>
          <table:table-cell office:value-type="float" office:value="0.000000000013143071" calcext:value-type="float">
            <text:p>1.31E-11</text:p>
          </table:table-cell>
          <table:table-cell office:value-type="float" office:value="0.000000000013720614" calcext:value-type="float">
            <text:p>1.37E-11</text:p>
          </table:table-cell>
          <table:table-cell office:value-type="float" office:value="0.000000000014696277" calcext:value-type="float">
            <text:p>1.47E-11</text:p>
          </table:table-cell>
          <table:table-cell office:value-type="float" office:value="0.0000000000152241895" calcext:value-type="float">
            <text:p>1.52E-11</text:p>
          </table:table-cell>
          <table:table-cell office:value-type="float" office:value="0.000000000016122515" calcext:value-type="float">
            <text:p>1.61E-11</text:p>
          </table:table-cell>
          <table:table-cell office:value-type="float" office:value="0.0000000000164879515" calcext:value-type="float">
            <text:p>1.65E-11</text:p>
          </table:table-cell>
          <table:table-cell office:value-type="float" office:value="0.0000000000168650895" calcext:value-type="float">
            <text:p>1.69E-11</text:p>
          </table:table-cell>
          <table:table-cell office:value-type="float" office:value="0.000000000017069395" calcext:value-type="float">
            <text:p>1.71E-11</text:p>
          </table:table-cell>
          <table:table-cell office:value-type="float" office:value="0.0000000000171464635" calcext:value-type="float">
            <text:p>1.71E-11</text:p>
          </table:table-cell>
          <table:table-cell office:value-type="float" office:value="0.0000000000172626715" calcext:value-type="float">
            <text:p>1.73E-11</text:p>
          </table:table-cell>
          <table:table-cell office:value-type="float" office:value="0.0000000000173823765" calcext:value-type="float">
            <text:p>1.74E-11</text:p>
          </table:table-cell>
          <table:table-cell office:value-type="float" office:value="0.000000000017466708" calcext:value-type="float">
            <text:p>1.75E-11</text:p>
          </table:table-cell>
          <table:table-cell office:value-type="float" office:value="0.000000000017590448" calcext:value-type="float">
            <text:p>1.76E-11</text:p>
          </table:table-cell>
          <table:table-cell office:value-type="float" office:value="0.0000000000176659025" calcext:value-type="float">
            <text:p>1.77E-11</text:p>
          </table:table-cell>
          <table:table-cell office:value-type="float" office:value="0.000000000017739474" calcext:value-type="float">
            <text:p>1.77E-11</text:p>
          </table:table-cell>
          <table:table-cell office:value-type="float" office:value="0.0000000000178332205" calcext:value-type="float">
            <text:p>1.78E-11</text:p>
          </table:table-cell>
          <table:table-cell office:value-type="float" office:value="0.00000000001787505" calcext:value-type="float">
            <text:p>1.79E-11</text:p>
          </table:table-cell>
          <table:table-cell office:value-type="float" office:value="0.0000000000178932075" calcext:value-type="float">
            <text:p>1.79E-11</text:p>
          </table:table-cell>
          <table:table-cell office:value-type="float" office:value="0.000000000017946873" calcext:value-type="float">
            <text:p>1.79E-11</text:p>
          </table:table-cell>
          <table:table-cell office:value-type="float" office:value="0.000000000017992334" calcext:value-type="float">
            <text:p>1.80E-11</text:p>
          </table:table-cell>
          <table:table-cell office:value-type="float" office:value="0.0000000000180032285" calcext:value-type="float">
            <text:p>1.80E-11</text:p>
          </table:table-cell>
          <table:table-cell office:value-type="float" office:value="0.0000000000180505725" calcext:value-type="float">
            <text:p>1.81E-11</text:p>
          </table:table-cell>
          <table:table-cell office:value-type="float" office:value="0.000000000018075993" calcext:value-type="float">
            <text:p>1.81E-11</text:p>
          </table:table-cell>
          <table:table-cell office:value-type="float" office:value="0.000000000018097782" calcext:value-type="float">
            <text:p>1.81E-11</text:p>
          </table:table-cell>
          <table:table-cell office:value-type="float" office:value="0.0000000000181223955" calcext:value-type="float">
            <text:p>1.81E-11</text:p>
          </table:table-cell>
          <table:table-cell office:value-type="float" office:value="0.000000000018161535" calcext:value-type="float">
            <text:p>1.82E-11</text:p>
          </table:table-cell>
          <table:table-cell office:value-type="float" office:value="0.0000000000181823825" calcext:value-type="float">
            <text:p>1.82E-11</text:p>
          </table:table-cell>
          <table:table-cell office:value-type="float" office:value="0.0000000000182060545" calcext:value-type="float">
            <text:p>1.82E-11</text:p>
          </table:table-cell>
          <table:table-cell office:value-type="float" office:value="0.000000000018230668" calcext:value-type="float">
            <text:p>1.82E-11</text:p>
          </table:table-cell>
          <table:table-cell office:value-type="float" office:value="0.0000000000182351065" calcext:value-type="float">
            <text:p>1.82E-11</text:p>
          </table:table-cell>
          <table:table-cell office:value-type="float" office:value="0.0000000000182461355" calcext:value-type="float">
            <text:p>1.82E-11</text:p>
          </table:table-cell>
          <table:table-cell office:value-type="float" office:value="0.000000000018252457" calcext:value-type="float">
            <text:p>1.83E-1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00000130287685" calcext:value-type="float">
            <text:p>1.30E-11</text:p>
          </table:table-cell>
          <table:table-cell office:value-type="float" office:value="0.000000000016051057" calcext:value-type="float">
            <text:p>1.61E-11</text:p>
          </table:table-cell>
          <table:table-cell office:value-type="float" office:value="0.0000000000145809785" calcext:value-type="float">
            <text:p>1.46E-11</text:p>
          </table:table-cell>
          <table:table-cell office:value-type="float" office:value="0.0000000000129760235" calcext:value-type="float">
            <text:p>1.30E-11</text:p>
          </table:table-cell>
          <table:table-cell office:value-type="float" office:value="0.0000000000140607621" calcext:value-type="float">
            <text:p>1.41E-11</text:p>
          </table:table-cell>
          <table:table-cell office:value-type="float" office:value="0.0000000000135417513" calcext:value-type="float">
            <text:p>1.35E-11</text:p>
          </table:table-cell>
          <table:table-cell office:value-type="float" office:value="0.0000000000135321065" calcext:value-type="float">
            <text:p>1.35E-11</text:p>
          </table:table-cell>
          <table:table-cell office:value-type="float" office:value="0.0000000000133420738" calcext:value-type="float">
            <text:p>1.33E-11</text:p>
          </table:table-cell>
          <table:table-cell office:value-type="float" office:value="0.0000000000136339797" calcext:value-type="float">
            <text:p>1.36E-11</text:p>
          </table:table-cell>
          <table:table-cell office:value-type="float" office:value="0.000000000013974411" calcext:value-type="float">
            <text:p>1.40E-11</text:p>
          </table:table-cell>
          <table:table-cell office:value-type="float" office:value="0.0000000000139581354" calcext:value-type="float">
            <text:p>1.40E-11</text:p>
          </table:table-cell>
          <table:table-cell office:value-type="float" office:value="0.0000000000146433683" calcext:value-type="float">
            <text:p>1.46E-11</text:p>
          </table:table-cell>
          <table:table-cell office:value-type="float" office:value="0.0000000000152916797" calcext:value-type="float">
            <text:p>1.53E-11</text:p>
          </table:table-cell>
          <table:table-cell office:value-type="float" office:value="0.0000000000163774732" calcext:value-type="float">
            <text:p>1.64E-11</text:p>
          </table:table-cell>
          <table:table-cell office:value-type="float" office:value="0.000000000016962792" calcext:value-type="float">
            <text:p>1.70E-11</text:p>
          </table:table-cell>
          <table:table-cell office:value-type="float" office:value="0.0000000000179669061" calcext:value-type="float">
            <text:p>1.80E-11</text:p>
          </table:table-cell>
          <table:table-cell office:value-type="float" office:value="0.0000000000183734947" calcext:value-type="float">
            <text:p>1.84E-11</text:p>
          </table:table-cell>
          <table:table-cell office:value-type="float" office:value="0.0000000000187989208" calcext:value-type="float">
            <text:p>1.88E-11</text:p>
          </table:table-cell>
          <table:table-cell office:value-type="float" office:value="0.000000000019027382" calcext:value-type="float">
            <text:p>1.90E-11</text:p>
          </table:table-cell>
          <table:table-cell office:value-type="float" office:value="0.0000000000191108698" calcext:value-type="float">
            <text:p>1.91E-11</text:p>
          </table:table-cell>
          <table:table-cell office:value-type="float" office:value="0.000000000019241376" calcext:value-type="float">
            <text:p>1.92E-11</text:p>
          </table:table-cell>
          <table:table-cell office:value-type="float" office:value="0.0000000000193788144" calcext:value-type="float">
            <text:p>1.94E-11</text:p>
          </table:table-cell>
          <table:table-cell office:value-type="float" office:value="0.0000000000194772215" calcext:value-type="float">
            <text:p>1.95E-11</text:p>
          </table:table-cell>
          <table:table-cell office:value-type="float" office:value="0.0000000000196244554" calcext:value-type="float">
            <text:p>1.96E-11</text:p>
          </table:table-cell>
          <table:table-cell office:value-type="float" office:value="0.000000000019714574" calcext:value-type="float">
            <text:p>1.97E-11</text:p>
          </table:table-cell>
          <table:table-cell office:value-type="float" office:value="0.0000000000198031856" calcext:value-type="float">
            <text:p>1.98E-11</text:p>
          </table:table-cell>
          <table:table-cell office:value-type="float" office:value="0.0000000000199147036" calcext:value-type="float">
            <text:p>1.99E-11</text:p>
          </table:table-cell>
          <table:table-cell office:value-type="float" office:value="0.000000000019964736" calcext:value-type="float">
            <text:p>2.00E-11</text:p>
          </table:table-cell>
          <table:table-cell office:value-type="float" office:value="0.0000000000199874917" calcext:value-type="float">
            <text:p>2.00E-11</text:p>
          </table:table-cell>
          <table:table-cell office:value-type="float" office:value="0.0000000000200518406" calcext:value-type="float">
            <text:p>2.01E-11</text:p>
          </table:table-cell>
          <table:table-cell office:value-type="float" office:value="0.0000000000201075996" calcext:value-type="float">
            <text:p>2.01E-11</text:p>
          </table:table-cell>
          <table:table-cell office:value-type="float" office:value="0.0000000000201205598" calcext:value-type="float">
            <text:p>2.01E-11</text:p>
          </table:table-cell>
          <table:table-cell office:value-type="float" office:value="0.0000000000201763188" calcext:value-type="float">
            <text:p>2.02E-11</text:p>
          </table:table-cell>
          <table:table-cell office:value-type="float" office:value="0.0000000000202091714" calcext:value-type="float">
            <text:p>2.02E-11</text:p>
          </table:table-cell>
          <table:table-cell office:value-type="float" office:value="0.0000000000202349411" calcext:value-type="float">
            <text:p>2.02E-11</text:p>
          </table:table-cell>
          <table:table-cell office:value-type="float" office:value="0.0000000000202649304" calcext:value-type="float">
            <text:p>2.03E-11</text:p>
          </table:table-cell>
          <table:table-cell office:value-type="float" office:value="0.0000000000203134558" calcext:value-type="float">
            <text:p>2.03E-11</text:p>
          </table:table-cell>
          <table:table-cell office:value-type="float" office:value="0.0000000000203392255" calcext:value-type="float">
            <text:p>2.03E-11</text:p>
          </table:table-cell>
          <table:table-cell office:value-type="float" office:value="0.0000000000203678585" calcext:value-type="float">
            <text:p>2.04E-11</text:p>
          </table:table-cell>
          <table:table-cell office:value-type="float" office:value="0.0000000000203978478" calcext:value-type="float">
            <text:p>2.04E-11</text:p>
          </table:table-cell>
          <table:table-cell office:value-type="float" office:value="0.0000000000204035744" calcext:value-type="float">
            <text:p>2.04E-11</text:p>
          </table:table-cell>
          <table:table-cell office:value-type="float" office:value="0.0000000000204178909" calcext:value-type="float">
            <text:p>2.04E-11</text:p>
          </table:table-cell>
          <table:table-cell office:value-type="float" office:value="0.0000000000204249738" calcext:value-type="float">
            <text:p>2.04E-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000000158542824" calcext:value-type="float">
            <text:p>1.59E-11</text:p>
          </table:table-cell>
          <table:table-cell office:value-type="float" office:value="0.000000000019753476" calcext:value-type="float">
            <text:p>1.98E-11</text:p>
          </table:table-cell>
          <table:table-cell office:value-type="float" office:value="0.0000000000178684428" calcext:value-type="float">
            <text:p>1.79E-11</text:p>
          </table:table-cell>
          <table:table-cell office:value-type="float" office:value="0.0000000000159712806" calcext:value-type="float">
            <text:p>1.60E-11</text:p>
          </table:table-cell>
          <table:table-cell office:value-type="float" office:value="0.000000000017239974" calcext:value-type="float">
            <text:p>1.72E-11</text:p>
          </table:table-cell>
          <table:table-cell office:value-type="float" office:value="0.000000000016633524" calcext:value-type="float">
            <text:p>1.66E-11</text:p>
          </table:table-cell>
          <table:table-cell office:value-type="float" office:value="0.000000000016617663" calcext:value-type="float">
            <text:p>1.66E-11</text:p>
          </table:table-cell>
          <table:table-cell office:value-type="float" office:value="0.0000000000163711644" calcext:value-type="float">
            <text:p>1.64E-11</text:p>
          </table:table-cell>
          <table:table-cell office:value-type="float" office:value="0.000000000016716561" calcext:value-type="float">
            <text:p>1.67E-11</text:p>
          </table:table-cell>
          <table:table-cell office:value-type="float" office:value="0.0000000000171311862" calcext:value-type="float">
            <text:p>1.71E-11</text:p>
          </table:table-cell>
          <table:table-cell office:value-type="float" office:value="0.0000000000171035694" calcext:value-type="float">
            <text:p>1.71E-11</text:p>
          </table:table-cell>
          <table:table-cell office:value-type="float" office:value="0.0000000000179371116" calcext:value-type="float">
            <text:p>1.79E-11</text:p>
          </table:table-cell>
          <table:table-cell office:value-type="float" office:value="0.0000000000187426638" calcext:value-type="float">
            <text:p>1.87E-11</text:p>
          </table:table-cell>
          <table:table-cell office:value-type="float" office:value="0.0000000000200703228" calcext:value-type="float">
            <text:p>2.01E-11</text:p>
          </table:table-cell>
          <table:table-cell office:value-type="float" office:value="0.0000000000207775368" calcext:value-type="float">
            <text:p>2.08E-11</text:p>
          </table:table-cell>
          <table:table-cell office:value-type="float" office:value="0.0000000000220117092" calcext:value-type="float">
            <text:p>2.20E-11</text:p>
          </table:table-cell>
          <table:table-cell office:value-type="float" office:value="0.0000000000225065724" calcext:value-type="float">
            <text:p>2.25E-11</text:p>
          </table:table-cell>
          <table:table-cell office:value-type="float" office:value="0.0000000000230406216" calcext:value-type="float">
            <text:p>2.30E-11</text:p>
          </table:table-cell>
          <table:table-cell office:value-type="float" office:value="0.0000000000233220144" calcext:value-type="float">
            <text:p>2.33E-11</text:p>
          </table:table-cell>
          <table:table-cell office:value-type="float" office:value="0.0000000000234222186" calcext:value-type="float">
            <text:p>2.34E-11</text:p>
          </table:table-cell>
          <table:table-cell office:value-type="float" office:value="0.0000000000235776564" calcext:value-type="float">
            <text:p>2.36E-11</text:p>
          </table:table-cell>
          <table:table-cell office:value-type="float" office:value="0.0000000000237562326" calcext:value-type="float">
            <text:p>2.38E-11</text:p>
          </table:table-cell>
          <table:table-cell office:value-type="float" office:value="0.0000000000238905846" calcext:value-type="float">
            <text:p>2.39E-11</text:p>
          </table:table-cell>
          <table:table-cell office:value-type="float" office:value="0.0000000000240924858" calcext:value-type="float">
            <text:p>2.41E-11</text:p>
          </table:table-cell>
          <table:table-cell office:value-type="float" office:value="0.0000000000242186274" calcext:value-type="float">
            <text:p>2.42E-11</text:p>
          </table:table-cell>
          <table:table-cell office:value-type="float" office:value="0.0000000000243423432" calcext:value-type="float">
            <text:p>2.43E-11</text:p>
          </table:table-cell>
          <table:table-cell office:value-type="float" office:value="0.0000000000244974078" calcext:value-type="float">
            <text:p>2.45E-11</text:p>
          </table:table-cell>
          <table:table-cell office:value-type="float" office:value="0.000000000024568689" calcext:value-type="float">
            <text:p>2.46E-11</text:p>
          </table:table-cell>
          <table:table-cell office:value-type="float" office:value="0.000000000024601344" calcext:value-type="float">
            <text:p>2.46E-11</text:p>
          </table:table-cell>
          <table:table-cell office:value-type="float" office:value="0.0000000000246940842" calcext:value-type="float">
            <text:p>2.47E-11</text:p>
          </table:table-cell>
          <table:table-cell office:value-type="float" office:value="0.0000000000247709634" calcext:value-type="float">
            <text:p>2.48E-11</text:p>
          </table:table-cell>
          <table:table-cell office:value-type="float" office:value="0.0000000000247899966" calcext:value-type="float">
            <text:p>2.48E-11</text:p>
          </table:table-cell>
          <table:table-cell office:value-type="float" office:value="0.0000000000248706078" calcext:value-type="float">
            <text:p>2.49E-11</text:p>
          </table:table-cell>
          <table:table-cell office:value-type="float" office:value="0.000000000024915765" calcext:value-type="float">
            <text:p>2.49E-11</text:p>
          </table:table-cell>
          <table:table-cell office:value-type="float" office:value="0.0000000000249553242" calcext:value-type="float">
            <text:p>2.50E-11</text:p>
          </table:table-cell>
          <table:table-cell office:value-type="float" office:value="0.0000000000249986154" calcext:value-type="float">
            <text:p>2.50E-11</text:p>
          </table:table-cell>
          <table:table-cell office:value-type="float" office:value="0.0000000000250682172" calcext:value-type="float">
            <text:p>2.51E-11</text:p>
          </table:table-cell>
          <table:table-cell office:value-type="float" office:value="0.0000000000251064702" calcext:value-type="float">
            <text:p>2.51E-11</text:p>
          </table:table-cell>
          <table:table-cell office:value-type="float" office:value="0.0000000000251493882" calcext:value-type="float">
            <text:p>2.51E-11</text:p>
          </table:table-cell>
          <table:table-cell office:value-type="float" office:value="0.0000000000251941722" calcext:value-type="float">
            <text:p>2.52E-11</text:p>
          </table:table-cell>
          <table:table-cell office:value-type="float" office:value="0.0000000000252027558" calcext:value-type="float">
            <text:p>2.52E-11</text:p>
          </table:table-cell>
          <table:table-cell office:value-type="float" office:value="0.0000000000252229086" calcext:value-type="float">
            <text:p>2.52E-11</text:p>
          </table:table-cell>
          <table:table-cell office:value-type="float" office:value="0.000000000025234851" calcext:value-type="float">
            <text:p>2.52E-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00000189805152" calcext:value-type="float">
            <text:p>1.90E-11</text:p>
          </table:table-cell>
          <table:table-cell office:value-type="float" office:value="0.0000000000239041664" calcext:value-type="float">
            <text:p>2.39E-11</text:p>
          </table:table-cell>
          <table:table-cell office:value-type="float" office:value="0.0000000000215353792" calcext:value-type="float">
            <text:p>2.15E-11</text:p>
          </table:table-cell>
          <table:table-cell office:value-type="float" office:value="0.0000000000193317664" calcext:value-type="float">
            <text:p>1.93E-11</text:p>
          </table:table-cell>
          <table:table-cell office:value-type="float" office:value="0.0000000000207888" calcext:value-type="float">
            <text:p>2.08E-11</text:p>
          </table:table-cell>
          <table:table-cell office:value-type="float" office:value="0.0000000000200951584" calcext:value-type="float">
            <text:p>2.01E-11</text:p>
          </table:table-cell>
          <table:table-cell office:value-type="float" office:value="0.0000000000200706208" calcext:value-type="float">
            <text:p>2.01E-11</text:p>
          </table:table-cell>
          <table:table-cell office:value-type="float" office:value="0.0000000000197589024" calcext:value-type="float">
            <text:p>1.98E-11</text:p>
          </table:table-cell>
          <table:table-cell office:value-type="float" office:value="0.000000000020162864" calcext:value-type="float">
            <text:p>2.02E-11</text:p>
          </table:table-cell>
          <table:table-cell office:value-type="float" office:value="0.000000000020660432" calcext:value-type="float">
            <text:p>2.07E-11</text:p>
          </table:table-cell>
          <table:table-cell office:value-type="float" office:value="0.0000000000206186272" calcext:value-type="float">
            <text:p>2.06E-11</text:p>
          </table:table-cell>
          <table:table-cell office:value-type="float" office:value="0.0000000000216164896" calcext:value-type="float">
            <text:p>2.16E-11</text:p>
          </table:table-cell>
          <table:table-cell office:value-type="float" office:value="0.0000000000225993568" calcext:value-type="float">
            <text:p>2.26E-11</text:p>
          </table:table-cell>
          <table:table-cell office:value-type="float" office:value="0.0000000000241952096" calcext:value-type="float">
            <text:p>2.42E-11</text:p>
          </table:table-cell>
          <table:table-cell office:value-type="float" office:value="0.0000000000250349408" calcext:value-type="float">
            <text:p>2.50E-11</text:p>
          </table:table-cell>
          <table:table-cell office:value-type="float" office:value="0.000000000026523328" calcext:value-type="float">
            <text:p>2.65E-11</text:p>
          </table:table-cell>
          <table:table-cell office:value-type="float" office:value="0.000000000027112912" calcext:value-type="float">
            <text:p>2.71E-11</text:p>
          </table:table-cell>
          <table:table-cell office:value-type="float" office:value="0.0000000000277713376" calcext:value-type="float">
            <text:p>2.78E-11</text:p>
          </table:table-cell>
          <table:table-cell office:value-type="float" office:value="0.0000000000281112288" calcext:value-type="float">
            <text:p>2.81E-11</text:p>
          </table:table-cell>
          <table:table-cell office:value-type="float" office:value="0.0000000000282252832" calcext:value-type="float">
            <text:p>2.82E-11</text:p>
          </table:table-cell>
          <table:table-cell office:value-type="float" office:value="0.000000000028409088" calcext:value-type="float">
            <text:p>2.84E-11</text:p>
          </table:table-cell>
          <table:table-cell office:value-type="float" office:value="0.0000000000286342432" calcext:value-type="float">
            <text:p>2.86E-11</text:p>
          </table:table-cell>
          <table:table-cell office:value-type="float" office:value="0.0000000000288110048" calcext:value-type="float">
            <text:p>2.88E-11</text:p>
          </table:table-cell>
          <table:table-cell office:value-type="float" office:value="0.0000000000290806912" calcext:value-type="float">
            <text:p>2.91E-11</text:p>
          </table:table-cell>
          <table:table-cell office:value-type="float" office:value="0.0000000000292513184" calcext:value-type="float">
            <text:p>2.93E-11</text:p>
          </table:table-cell>
          <table:table-cell office:value-type="float" office:value="0.0000000000294187648" calcext:value-type="float">
            <text:p>2.94E-11</text:p>
          </table:table-cell>
          <table:table-cell office:value-type="float" office:value="0.0000000000296282432" calcext:value-type="float">
            <text:p>2.96E-11</text:p>
          </table:table-cell>
          <table:table-cell office:value-type="float" office:value="0.000000000029725712" calcext:value-type="float">
            <text:p>2.97E-11</text:p>
          </table:table-cell>
          <table:table-cell office:value-type="float" office:value="0.000000000029771152" calcext:value-type="float">
            <text:p>2.98E-11</text:p>
          </table:table-cell>
          <table:table-cell office:value-type="float" office:value="0.00000000002989952" calcext:value-type="float">
            <text:p>2.99E-11</text:p>
          </table:table-cell>
          <table:table-cell office:value-type="float" office:value="0.0000000000300035776" calcext:value-type="float">
            <text:p>3.00E-11</text:p>
          </table:table-cell>
          <table:table-cell office:value-type="float" office:value="0.000000000030031296" calcext:value-type="float">
            <text:p>3.00E-11</text:p>
          </table:table-cell>
          <table:table-cell office:value-type="float" office:value="0.0000000000301417152" calcext:value-type="float">
            <text:p>3.01E-11</text:p>
          </table:table-cell>
          <table:table-cell office:value-type="float" office:value="0.000000000030205104" calcext:value-type="float">
            <text:p>3.02E-11</text:p>
          </table:table-cell>
          <table:table-cell office:value-type="float" office:value="0.0000000000302603136" calcext:value-type="float">
            <text:p>3.03E-11</text:p>
          </table:table-cell>
          <table:table-cell office:value-type="float" office:value="0.000000000030322112" calcext:value-type="float">
            <text:p>3.03E-11</text:p>
          </table:table-cell>
          <table:table-cell office:value-type="float" office:value="0.0000000000304179904" calcext:value-type="float">
            <text:p>3.04E-11</text:p>
          </table:table-cell>
          <table:table-cell office:value-type="float" office:value="0.0000000000304732" calcext:value-type="float">
            <text:p>3.05E-11</text:p>
          </table:table-cell>
          <table:table-cell office:value-type="float" office:value="0.000000000030533408" calcext:value-type="float">
            <text:p>3.05E-11</text:p>
          </table:table-cell>
          <table:table-cell office:value-type="float" office:value="0.0000000000305967968" calcext:value-type="float">
            <text:p>3.06E-11</text:p>
          </table:table-cell>
          <table:table-cell office:value-type="float" office:value="0.0000000000306097472" calcext:value-type="float">
            <text:p>3.06E-11</text:p>
          </table:table-cell>
          <table:table-cell office:value-type="float" office:value="0.000000000030639056" calcext:value-type="float">
            <text:p>3.06E-11</text:p>
          </table:table-cell>
          <table:table-cell office:value-type="float" office:value="0.0000000000306567776" calcext:value-type="float">
            <text:p>3.07E-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223836528" calcext:value-type="float">
            <text:p>2.24E-11</text:p>
          </table:table-cell>
          <table:table-cell office:value-type="float" office:value="0.0000000000284818716" calcext:value-type="float">
            <text:p>2.85E-11</text:p>
          </table:table-cell>
          <table:table-cell office:value-type="float" office:value="0.0000000000255584748" calcext:value-type="float">
            <text:p>2.56E-11</text:p>
          </table:table-cell>
          <table:table-cell office:value-type="float" office:value="0.00000000002303823" calcext:value-type="float">
            <text:p>2.30E-11</text:p>
          </table:table-cell>
          <table:table-cell office:value-type="float" office:value="0.000000000024688974" calcext:value-type="float">
            <text:p>2.47E-11</text:p>
          </table:table-cell>
          <table:table-cell office:value-type="float" office:value="0.00000000002390991" calcext:value-type="float">
            <text:p>2.39E-11</text:p>
          </table:table-cell>
          <table:table-cell office:value-type="float" office:value="0.0000000000238736808" calcext:value-type="float">
            <text:p>2.39E-11</text:p>
          </table:table-cell>
          <table:table-cell office:value-type="float" office:value="0.0000000000234893244" calcext:value-type="float">
            <text:p>2.35E-11</text:p>
          </table:table-cell>
          <table:table-cell office:value-type="float" office:value="0.000000000023954856" calcext:value-type="float">
            <text:p>2.40E-11</text:p>
          </table:table-cell>
          <table:table-cell office:value-type="float" office:value="0.0000000000245465088" calcext:value-type="float">
            <text:p>2.45E-11</text:p>
          </table:table-cell>
          <table:table-cell office:value-type="float" office:value="0.0000000000244863084" calcext:value-type="float">
            <text:p>2.45E-11</text:p>
          </table:table-cell>
          <table:table-cell office:value-type="float" office:value="0.0000000000256592628" calcext:value-type="float">
            <text:p>2.57E-11</text:p>
          </table:table-cell>
          <table:table-cell office:value-type="float" office:value="0.0000000000268420236" calcext:value-type="float">
            <text:p>2.68E-11</text:p>
          </table:table-cell>
          <table:table-cell office:value-type="float" office:value="0.000000000028728666" calcext:value-type="float">
            <text:p>2.87E-11</text:p>
          </table:table-cell>
          <table:table-cell office:value-type="float" office:value="0.0000000000297101232" calcext:value-type="float">
            <text:p>2.97E-11</text:p>
          </table:table-cell>
          <table:table-cell office:value-type="float" office:value="0.0000000000314760924" calcext:value-type="float">
            <text:p>3.15E-11</text:p>
          </table:table-cell>
          <table:table-cell office:value-type="float" office:value="0.000000000032166354" calcext:value-type="float">
            <text:p>3.22E-11</text:p>
          </table:table-cell>
          <table:table-cell office:value-type="float" office:value="0.0000000000329628516" calcext:value-type="float">
            <text:p>3.30E-11</text:p>
          </table:table-cell>
          <table:table-cell office:value-type="float" office:value="0.0000000000333646416" calcext:value-type="float">
            <text:p>3.34E-11</text:p>
          </table:table-cell>
          <table:table-cell office:value-type="float" office:value="0.0000000000334932144" calcext:value-type="float">
            <text:p>3.35E-11</text:p>
          </table:table-cell>
          <table:table-cell office:value-type="float" office:value="0.000000000033704052" calcext:value-type="float">
            <text:p>3.37E-11</text:p>
          </table:table-cell>
          <table:table-cell office:value-type="float" office:value="0.0000000000339840792" calcext:value-type="float">
            <text:p>3.40E-11</text:p>
          </table:table-cell>
          <table:table-cell office:value-type="float" office:value="0.0000000000342096264" calcext:value-type="float">
            <text:p>3.42E-11</text:p>
          </table:table-cell>
          <table:table-cell office:value-type="float" office:value="0.0000000000345612948" calcext:value-type="float">
            <text:p>3.46E-11</text:p>
          </table:table-cell>
          <table:table-cell office:value-type="float" office:value="0.0000000000347843904" calcext:value-type="float">
            <text:p>3.48E-11</text:p>
          </table:table-cell>
          <table:table-cell office:value-type="float" office:value="0.000000000035006124" calcext:value-type="float">
            <text:p>3.50E-11</text:p>
          </table:table-cell>
          <table:table-cell office:value-type="float" office:value="0.0000000000352787964" calcext:value-type="float">
            <text:p>3.53E-11</text:p>
          </table:table-cell>
          <table:table-cell office:value-type="float" office:value="0.0000000000354095484" calcext:value-type="float">
            <text:p>3.54E-11</text:p>
          </table:table-cell>
          <table:table-cell office:value-type="float" office:value="0.00000000003547329" calcext:value-type="float">
            <text:p>3.55E-11</text:p>
          </table:table-cell>
          <table:table-cell office:value-type="float" office:value="0.0000000000356446296" calcext:value-type="float">
            <text:p>3.56E-11</text:p>
          </table:table-cell>
          <table:table-cell office:value-type="float" office:value="0.0000000000357821916" calcext:value-type="float">
            <text:p>3.58E-11</text:p>
          </table:table-cell>
          <table:table-cell office:value-type="float" office:value="0.0000000000358189656" calcext:value-type="float">
            <text:p>3.58E-11</text:p>
          </table:table-cell>
          <table:table-cell office:value-type="float" office:value="0.000000000035967696" calcext:value-type="float">
            <text:p>3.60E-11</text:p>
          </table:table-cell>
          <table:table-cell office:value-type="float" office:value="0.0000000000360518676" calcext:value-type="float">
            <text:p>3.61E-11</text:p>
          </table:table-cell>
          <table:table-cell office:value-type="float" office:value="0.0000000000361275948" calcext:value-type="float">
            <text:p>3.61E-11</text:p>
          </table:table-cell>
          <table:table-cell office:value-type="float" office:value="0.0000000000362117664" calcext:value-type="float">
            <text:p>3.62E-11</text:p>
          </table:table-cell>
          <table:table-cell office:value-type="float" office:value="0.0000000000363438804" calcext:value-type="float">
            <text:p>3.63E-11</text:p>
          </table:table-cell>
          <table:table-cell office:value-type="float" office:value="0.0000000000364190628" calcext:value-type="float">
            <text:p>3.64E-11</text:p>
          </table:table-cell>
          <table:table-cell office:value-type="float" office:value="0.0000000000365018724" calcext:value-type="float">
            <text:p>3.65E-11</text:p>
          </table:table-cell>
          <table:table-cell office:value-type="float" office:value="0.0000000000365904024" calcext:value-type="float">
            <text:p>3.66E-11</text:p>
          </table:table-cell>
          <table:table-cell office:value-type="float" office:value="0.0000000000366075636" calcext:value-type="float">
            <text:p>3.66E-11</text:p>
          </table:table-cell>
          <table:table-cell office:value-type="float" office:value="0.0000000000366476064" calcext:value-type="float">
            <text:p>3.66E-11</text:p>
          </table:table-cell>
          <table:table-cell office:value-type="float" office:value="0.0000000000366723948" calcext:value-type="float">
            <text:p>3.67E-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000436285132" calcext:value-type="float">
            <text:p>4.36E-11</text:p>
          </table:table-cell>
          <table:table-cell office:value-type="float" office:value="0.0000000000580219728" calcext:value-type="float">
            <text:p>5.80E-11</text:p>
          </table:table-cell>
          <table:table-cell office:value-type="float" office:value="0.0000000000511627728" calcext:value-type="float">
            <text:p>5.12E-11</text:p>
          </table:table-cell>
          <table:table-cell office:value-type="float" office:value="0.0000000000469792324" calcext:value-type="float">
            <text:p>4.70E-11</text:p>
          </table:table-cell>
          <table:table-cell office:value-type="float" office:value="0.0000000000495811556" calcext:value-type="float">
            <text:p>4.96E-11</text:p>
          </table:table-cell>
          <table:table-cell office:value-type="float" office:value="0.0000000000484785392" calcext:value-type="float">
            <text:p>4.85E-11</text:p>
          </table:table-cell>
          <table:table-cell office:value-type="float" office:value="0.0000000000483482144" calcext:value-type="float">
            <text:p>4.83E-11</text:p>
          </table:table-cell>
          <table:table-cell office:value-type="float" office:value="0.0000000000474519456" calcext:value-type="float">
            <text:p>4.75E-11</text:p>
          </table:table-cell>
          <table:table-cell office:value-type="float" office:value="0.0000000000483099172" calcext:value-type="float">
            <text:p>4.83E-11</text:p>
          </table:table-cell>
          <table:table-cell office:value-type="float" office:value="0.00000000004951485" calcext:value-type="float">
            <text:p>4.95E-11</text:p>
          </table:table-cell>
          <table:table-cell office:value-type="float" office:value="0.0000000000493073592" calcext:value-type="float">
            <text:p>4.93E-11</text:p>
          </table:table-cell>
          <table:table-cell office:value-type="float" office:value="0.0000000000515623212" calcext:value-type="float">
            <text:p>5.16E-11</text:p>
          </table:table-cell>
          <table:table-cell office:value-type="float" office:value="0.0000000000540642144" calcext:value-type="float">
            <text:p>5.41E-11</text:p>
          </table:table-cell>
          <table:table-cell office:value-type="float" office:value="0.0000000000577653244" calcext:value-type="float">
            <text:p>5.78E-11</text:p>
          </table:table-cell>
          <table:table-cell office:value-type="float" office:value="0.0000000000595510028" calcext:value-type="float">
            <text:p>5.96E-11</text:p>
          </table:table-cell>
          <table:table-cell office:value-type="float" office:value="0.0000000000630240444" calcext:value-type="float">
            <text:p>6.30E-11</text:p>
          </table:table-cell>
          <table:table-cell office:value-type="float" office:value="0.0000000000642775632" calcext:value-type="float">
            <text:p>6.43E-11</text:p>
          </table:table-cell>
          <table:table-cell office:value-type="float" office:value="0.0000000000659746436" calcext:value-type="float">
            <text:p>6.60E-11</text:p>
          </table:table-cell>
          <table:table-cell office:value-type="float" office:value="0.0000000000667405876" calcext:value-type="float">
            <text:p>6.67E-11</text:p>
          </table:table-cell>
          <table:table-cell office:value-type="float" office:value="0.000000000066911496" calcext:value-type="float">
            <text:p>6.69E-11</text:p>
          </table:table-cell>
          <table:table-cell office:value-type="float" office:value="0.0000000000672504548" calcext:value-type="float">
            <text:p>6.73E-11</text:p>
          </table:table-cell>
          <table:table-cell office:value-type="float" office:value="0.0000000000678980776" calcext:value-type="float">
            <text:p>6.79E-11</text:p>
          </table:table-cell>
          <table:table-cell office:value-type="float" office:value="0.0000000000684771084" calcext:value-type="float">
            <text:p>6.85E-11</text:p>
          </table:table-cell>
          <table:table-cell office:value-type="float" office:value="0.0000000000694585456" calcext:value-type="float">
            <text:p>6.95E-11</text:p>
          </table:table-cell>
          <table:table-cell office:value-type="float" office:value="0.0000000000701078832" calcext:value-type="float">
            <text:p>7.01E-11</text:p>
          </table:table-cell>
          <table:table-cell office:value-type="float" office:value="0.0000000000707600788" calcext:value-type="float">
            <text:p>7.08E-11</text:p>
          </table:table-cell>
          <table:table-cell office:value-type="float" office:value="0.000000000071538598" calcext:value-type="float">
            <text:p>7.15E-11</text:p>
          </table:table-cell>
          <table:table-cell office:value-type="float" office:value="0.0000000000719495784" calcext:value-type="float">
            <text:p>7.19E-11</text:p>
          </table:table-cell>
          <table:table-cell office:value-type="float" office:value="0.0000000000721765036" calcext:value-type="float">
            <text:p>7.22E-11</text:p>
          </table:table-cell>
          <table:table-cell office:value-type="float" office:value="0.00000000007272181" calcext:value-type="float">
            <text:p>7.27E-11</text:p>
          </table:table-cell>
          <table:table-cell office:value-type="float" office:value="0.0000000000731265028" calcext:value-type="float">
            <text:p>7.31E-11</text:p>
          </table:table-cell>
          <table:table-cell office:value-type="float" office:value="0.000000000073259114" calcext:value-type="float">
            <text:p>7.33E-11</text:p>
          </table:table-cell>
          <table:table-cell office:value-type="float" office:value="0.0000000000737261112" calcext:value-type="float">
            <text:p>7.37E-11</text:p>
          </table:table-cell>
          <table:table-cell office:value-type="float" office:value="0.0000000000739976212" calcext:value-type="float">
            <text:p>7.40E-11</text:p>
          </table:table-cell>
          <table:table-cell office:value-type="float" office:value="0.0000000000742617004" calcext:value-type="float">
            <text:p>7.43E-11</text:p>
          </table:table-cell>
          <table:table-cell office:value-type="float" office:value="0.0000000000745492152" calcext:value-type="float">
            <text:p>7.45E-11</text:p>
          </table:table-cell>
          <table:table-cell office:value-type="float" office:value="0.0000000000749893472" calcext:value-type="float">
            <text:p>7.50E-11</text:p>
          </table:table-cell>
          <table:table-cell office:value-type="float" office:value="0.0000000000752579992" calcext:value-type="float">
            <text:p>7.53E-11</text:p>
          </table:table-cell>
          <table:table-cell office:value-type="float" office:value="0.000000000075545514" calcext:value-type="float">
            <text:p>7.55E-11</text:p>
          </table:table-cell>
          <table:table-cell office:value-type="float" office:value="0.00000000007586561" calcext:value-type="float">
            <text:p>7.59E-11</text:p>
          </table:table-cell>
          <table:table-cell office:value-type="float" office:value="0.0000000000759307724" calcext:value-type="float">
            <text:p>7.59E-11</text:p>
          </table:table-cell>
          <table:table-cell office:value-type="float" office:value="0.0000000000760782452" calcext:value-type="float">
            <text:p>7.61E-11</text:p>
          </table:table-cell>
          <table:table-cell office:value-type="float" office:value="0.0000000000761708444" calcext:value-type="float">
            <text:p>7.62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9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4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2:16:04.986071963</meta:creation-date>
    <dc:date>2022-07-01T12:20:11.370273505</dc:date>
    <meta:editing-duration>PT4M6S</meta:editing-duration>
    <meta:editing-cycles>2</meta:editing-cycles>
    <meta:generator>LibreOffice/7.1.4.2$Linux_X86_64 LibreOffice_project/10$Build-2</meta:generator>
    <meta:document-statistic meta:table-count="1" meta:cell-count="1099" meta:object-count="0"/>
  </office:meta>
</office:document-meta>
</file>